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235.97mm" svg:height="122.19mm" svg:x="0mm" svg:y="0mm">
            <loext:p draw:notify-on-update-of-ranges="results.A2:results.A102 results.I1:results.I1 results.I2:results.I102 results.A2:results.A102 results.J1:results.J1 results.J2:results.J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Class 0 Accuracy</text:p>
          </table:table-cell>
          <table:table-cell office:value-type="string" calcext:value-type="string">
            <text:p>Class 1 Accuracy</text:p>
          </table:table-cell>
          <table:table-cell table:number-columns-repeated="2"/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506" calcext:value-type="float">
            <text:p>1,01506</text:p>
          </table:table-cell>
          <table:table-cell office:value-type="float" office:value="22.8999" calcext:value-type="float">
            <text:p>22,8999</text:p>
          </table:table-cell>
          <table:table-cell office:value-type="float" office:value="0.631578" calcext:value-type="float">
            <text:p>0,631578</text:p>
          </table:table-cell>
          <table:table-cell office:value-type="float" office:value="0.689051" calcext:value-type="float">
            <text:p>0,689051</text:p>
          </table:table-cell>
          <table:table-cell office:value-type="float" office:value="0.223763" calcext:value-type="float">
            <text:p>0,223763</text:p>
          </table:table-cell>
          <table:table-cell table:number-columns-repeated="2"/>
          <table:table-cell table:formula="of:=[.B2]" office:value-type="float" office:value="1.01506" calcext:value-type="float">
            <text:p>1,01506</text:p>
          </table:table-cell>
          <table:table-cell table:formula="of:=[.C2]" office:value-type="float" office:value="22.8999" calcext:value-type="float">
            <text:p>22,89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51011" calcext:value-type="float">
            <text:p>0,251011</text:p>
          </table:table-cell>
          <table:table-cell office:value-type="float" office:value="0.419497" calcext:value-type="float">
            <text:p>0,419497</text:p>
          </table:table-cell>
          <table:table-cell office:value-type="float" office:value="0.801056" calcext:value-type="float">
            <text:p>0,801056</text:p>
          </table:table-cell>
          <table:table-cell office:value-type="float" office:value="0.799351" calcext:value-type="float">
            <text:p>0,799351</text:p>
          </table:table-cell>
          <table:table-cell office:value-type="float" office:value="0.639369" calcext:value-type="float">
            <text:p>0,639369</text:p>
          </table:table-cell>
          <table:table-cell table:number-columns-repeated="2"/>
          <table:table-cell table:formula="of:=[.$M$1] * [.I2] + (1-[.$M$1]) * [.B3]" office:value-type="float" office:value="0.8622502" calcext:value-type="float">
            <text:p>0,8622502</text:p>
          </table:table-cell>
          <table:table-cell table:formula="of:=[.$M$1] * [.J2] + (1-[.$M$1]) * [.C3]" office:value-type="float" office:value="18.4038194" calcext:value-type="float">
            <text:p>18,403819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6373" calcext:value-type="float">
            <text:p>0,306373</text:p>
          </table:table-cell>
          <table:table-cell office:value-type="float" office:value="0.380167" calcext:value-type="float">
            <text:p>0,380167</text:p>
          </table:table-cell>
          <table:table-cell office:value-type="float" office:value="0.800004" calcext:value-type="float">
            <text:p>0,800004</text:p>
          </table:table-cell>
          <table:table-cell office:value-type="float" office:value="0.787162" calcext:value-type="float">
            <text:p>0,787162</text:p>
          </table:table-cell>
          <table:table-cell office:value-type="float" office:value="0.713207" calcext:value-type="float">
            <text:p>0,713207</text:p>
          </table:table-cell>
          <table:table-cell table:number-columns-repeated="2"/>
          <table:table-cell table:formula="of:=[.$M$1] * [.I3] + (1-[.$M$1]) * [.B4]" office:value-type="float" office:value="0.75107476" calcext:value-type="float">
            <text:p>0,75107476</text:p>
          </table:table-cell>
          <table:table-cell table:formula="of:=[.$M$1] * [.J3] + (1-[.$M$1]) * [.C4]" office:value-type="float" office:value="14.79908892" calcext:value-type="float">
            <text:p>14,79908892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39986" calcext:value-type="float">
            <text:p>0,339986</text:p>
          </table:table-cell>
          <table:table-cell office:value-type="float" office:value="0.367242" calcext:value-type="float">
            <text:p>0,367242</text:p>
          </table:table-cell>
          <table:table-cell office:value-type="float" office:value="0.862622" calcext:value-type="float">
            <text:p>0,862622</text:p>
          </table:table-cell>
          <table:table-cell office:value-type="float" office:value="0.864962" calcext:value-type="float">
            <text:p>0,864962</text:p>
          </table:table-cell>
          <table:table-cell office:value-type="float" office:value="0.680349" calcext:value-type="float">
            <text:p>0,680349</text:p>
          </table:table-cell>
          <table:table-cell table:number-columns-repeated="2"/>
          <table:table-cell table:formula="of:=[.$M$1] * [.I4] + (1-[.$M$1]) * [.B5]" office:value-type="float" office:value="0.668857008" calcext:value-type="float">
            <text:p>0,668857008</text:p>
          </table:table-cell>
          <table:table-cell table:formula="of:=[.$M$1] * [.J4] + (1-[.$M$1]) * [.C5]" office:value-type="float" office:value="11.912719536" calcext:value-type="float">
            <text:p>11,91271953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21405" calcext:value-type="float">
            <text:p>0,321405</text:p>
          </table:table-cell>
          <table:table-cell office:value-type="float" office:value="0.365202" calcext:value-type="float">
            <text:p>0,365202</text:p>
          </table:table-cell>
          <table:table-cell office:value-type="float" office:value="0.807163" calcext:value-type="float">
            <text:p>0,807163</text:p>
          </table:table-cell>
          <table:table-cell office:value-type="float" office:value="0.793302" calcext:value-type="float">
            <text:p>0,793302</text:p>
          </table:table-cell>
          <table:table-cell office:value-type="float" office:value="0.71133" calcext:value-type="float">
            <text:p>0,71133</text:p>
          </table:table-cell>
          <table:table-cell table:number-columns-repeated="2"/>
          <table:table-cell table:formula="of:=[.$M$1] * [.I5] + (1-[.$M$1]) * [.B6]" office:value-type="float" office:value="0.5993666064" calcext:value-type="float">
            <text:p>0,5993666064</text:p>
          </table:table-cell>
          <table:table-cell table:formula="of:=[.$M$1] * [.J5] + (1-[.$M$1]) * [.C6]" office:value-type="float" office:value="9.6032160288" calcext:value-type="float">
            <text:p>9,603216028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31291" calcext:value-type="float">
            <text:p>0,231291</text:p>
          </table:table-cell>
          <table:table-cell office:value-type="float" office:value="0.568716" calcext:value-type="float">
            <text:p>0,568716</text:p>
          </table:table-cell>
          <table:table-cell office:value-type="float" office:value="0.912974" calcext:value-type="float">
            <text:p>0,912974</text:p>
          </table:table-cell>
          <table:table-cell office:value-type="float" office:value="0.995192" calcext:value-type="float">
            <text:p>0,995192</text:p>
          </table:table-cell>
          <table:table-cell office:value-type="float" office:value="0.274159" calcext:value-type="float">
            <text:p>0,274159</text:p>
          </table:table-cell>
          <table:table-cell table:number-columns-repeated="2"/>
          <table:table-cell table:formula="of:=[.$M$1] * [.I6] + (1-[.$M$1]) * [.B7]" office:value-type="float" office:value="0.52575148512" calcext:value-type="float">
            <text:p>0,5257514851</text:p>
          </table:table-cell>
          <table:table-cell table:formula="of:=[.$M$1] * [.J6] + (1-[.$M$1]) * [.C7]" office:value-type="float" office:value="7.79631602304" calcext:value-type="float">
            <text:p>7,79631602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53459" calcext:value-type="float">
            <text:p>0,253459</text:p>
          </table:table-cell>
          <table:table-cell office:value-type="float" office:value="0.409903" calcext:value-type="float">
            <text:p>0,409903</text:p>
          </table:table-cell>
          <table:table-cell office:value-type="float" office:value="0.781765" calcext:value-type="float">
            <text:p>0,781765</text:p>
          </table:table-cell>
          <table:table-cell office:value-type="float" office:value="0.761822" calcext:value-type="float">
            <text:p>0,761822</text:p>
          </table:table-cell>
          <table:table-cell office:value-type="float" office:value="0.730176" calcext:value-type="float">
            <text:p>0,730176</text:p>
          </table:table-cell>
          <table:table-cell table:number-columns-repeated="2"/>
          <table:table-cell table:formula="of:=[.$M$1] * [.I7] + (1-[.$M$1]) * [.B8]" office:value-type="float" office:value="0.471292988096" calcext:value-type="float">
            <text:p>0,4712929881</text:p>
          </table:table-cell>
          <table:table-cell table:formula="of:=[.$M$1] * [.J7] + (1-[.$M$1]) * [.C8]" office:value-type="float" office:value="6.319033418432" calcext:value-type="float">
            <text:p>6,3190334184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819722" calcext:value-type="float">
            <text:p>0,819722</text:p>
          </table:table-cell>
          <table:table-cell office:value-type="float" office:value="0.409522" calcext:value-type="float">
            <text:p>0,409522</text:p>
          </table:table-cell>
          <table:table-cell office:value-type="float" office:value="0.880864" calcext:value-type="float">
            <text:p>0,880864</text:p>
          </table:table-cell>
          <table:table-cell office:value-type="float" office:value="0.902979" calcext:value-type="float">
            <text:p>0,902979</text:p>
          </table:table-cell>
          <table:table-cell office:value-type="float" office:value="0.598039" calcext:value-type="float">
            <text:p>0,598039</text:p>
          </table:table-cell>
          <table:table-cell table:number-columns-repeated="2"/>
          <table:table-cell table:formula="of:=[.$M$1] * [.I8] + (1-[.$M$1]) * [.B9]" office:value-type="float" office:value="0.5409787904768" calcext:value-type="float">
            <text:p>0,5409787905</text:p>
          </table:table-cell>
          <table:table-cell table:formula="of:=[.$M$1] * [.J8] + (1-[.$M$1]) * [.C9]" office:value-type="float" office:value="5.1371311347456" calcext:value-type="float">
            <text:p>5,1371311347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23012" calcext:value-type="float">
            <text:p>0,623012</text:p>
          </table:table-cell>
          <table:table-cell office:value-type="float" office:value="0.384049" calcext:value-type="float">
            <text:p>0,384049</text:p>
          </table:table-cell>
          <table:table-cell office:value-type="float" office:value="0.849654" calcext:value-type="float">
            <text:p>0,849654</text:p>
          </table:table-cell>
          <table:table-cell office:value-type="float" office:value="0.847492" calcext:value-type="float">
            <text:p>0,847492</text:p>
          </table:table-cell>
          <table:table-cell office:value-type="float" office:value="0.691282" calcext:value-type="float">
            <text:p>0,691282</text:p>
          </table:table-cell>
          <table:table-cell table:number-columns-repeated="2"/>
          <table:table-cell table:formula="of:=[.$M$1] * [.I9] + (1-[.$M$1]) * [.B10]" office:value-type="float" office:value="0.55738543238144" calcext:value-type="float">
            <text:p>0,5573854324</text:p>
          </table:table-cell>
          <table:table-cell table:formula="of:=[.$M$1] * [.J9] + (1-[.$M$1]) * [.C10]" office:value-type="float" office:value="4.18651470779648" calcext:value-type="float">
            <text:p>4,1865147078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63273" calcext:value-type="float">
            <text:p>0,363273</text:p>
          </table:table-cell>
          <table:table-cell office:value-type="float" office:value="0.430926" calcext:value-type="float">
            <text:p>0,430926</text:p>
          </table:table-cell>
          <table:table-cell office:value-type="float" office:value="0.916303" calcext:value-type="float">
            <text:p>0,916303</text:p>
          </table:table-cell>
          <table:table-cell office:value-type="float" office:value="0.955017" calcext:value-type="float">
            <text:p>0,955017</text:p>
          </table:table-cell>
          <table:table-cell office:value-type="float" office:value="0.515971" calcext:value-type="float">
            <text:p>0,515971</text:p>
          </table:table-cell>
          <table:table-cell table:number-columns-repeated="2"/>
          <table:table-cell table:formula="of:=[.$M$1] * [.I10] + (1-[.$M$1]) * [.B11]" office:value-type="float" office:value="0.518562945905152" calcext:value-type="float">
            <text:p>0,5185629459</text:p>
          </table:table-cell>
          <table:table-cell table:formula="of:=[.$M$1] * [.J10] + (1-[.$M$1]) * [.C11]" office:value-type="float" office:value="3.43539696623719" calcext:value-type="float">
            <text:p>3,435396966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33256" calcext:value-type="float">
            <text:p>0,233256</text:p>
          </table:table-cell>
          <table:table-cell office:value-type="float" office:value="0.524107" calcext:value-type="float">
            <text:p>0,524107</text:p>
          </table:table-cell>
          <table:table-cell office:value-type="float" office:value="0.922329" calcext:value-type="float">
            <text:p>0,922329</text:p>
          </table:table-cell>
          <table:table-cell office:value-type="float" office:value="0.992688" calcext:value-type="float">
            <text:p>0,992688</text:p>
          </table:table-cell>
          <table:table-cell office:value-type="float" office:value="0.347073" calcext:value-type="float">
            <text:p>0,347073</text:p>
          </table:table-cell>
          <table:table-cell table:number-columns-repeated="2"/>
          <table:table-cell table:formula="of:=[.$M$1] * [.I11] + (1-[.$M$1]) * [.B12]" office:value-type="float" office:value="0.461501556724122" calcext:value-type="float">
            <text:p>0,4615015567</text:p>
          </table:table-cell>
          <table:table-cell table:formula="of:=[.$M$1] * [.J11] + (1-[.$M$1]) * [.C12]" office:value-type="float" office:value="2.85313897298975" calcext:value-type="float">
            <text:p>2,853138973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86519" calcext:value-type="float">
            <text:p>0,286519</text:p>
          </table:table-cell>
          <table:table-cell office:value-type="float" office:value="0.425243" calcext:value-type="float">
            <text:p>0,425243</text:p>
          </table:table-cell>
          <table:table-cell office:value-type="float" office:value="0.924589" calcext:value-type="float">
            <text:p>0,924589</text:p>
          </table:table-cell>
          <table:table-cell office:value-type="float" office:value="0.966873" calcext:value-type="float">
            <text:p>0,966873</text:p>
          </table:table-cell>
          <table:table-cell office:value-type="float" office:value="0.50742" calcext:value-type="float">
            <text:p>0,50742</text:p>
          </table:table-cell>
          <table:table-cell table:number-columns-repeated="2"/>
          <table:table-cell table:formula="of:=[.$M$1] * [.I12] + (1-[.$M$1]) * [.B13]" office:value-type="float" office:value="0.426505045379297" calcext:value-type="float">
            <text:p>0,4265050454</text:p>
          </table:table-cell>
          <table:table-cell table:formula="of:=[.$M$1] * [.J12] + (1-[.$M$1]) * [.C13]" office:value-type="float" office:value="2.3675597783918" calcext:value-type="float">
            <text:p>2,3675597784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43451" calcext:value-type="float">
            <text:p>0,43451</text:p>
          </table:table-cell>
          <table:table-cell office:value-type="float" office:value="0.410722" calcext:value-type="float">
            <text:p>0,410722</text:p>
          </table:table-cell>
          <table:table-cell office:value-type="float" office:value="0.91313" calcext:value-type="float">
            <text:p>0,91313</text:p>
          </table:table-cell>
          <table:table-cell office:value-type="float" office:value="0.945838" calcext:value-type="float">
            <text:p>0,945838</text:p>
          </table:table-cell>
          <table:table-cell office:value-type="float" office:value="0.550949" calcext:value-type="float">
            <text:p>0,550949</text:p>
          </table:table-cell>
          <table:table-cell table:number-columns-repeated="2"/>
          <table:table-cell table:formula="of:=[.$M$1] * [.I13] + (1-[.$M$1]) * [.B14]" office:value-type="float" office:value="0.428106036303438" calcext:value-type="float">
            <text:p>0,4281060363</text:p>
          </table:table-cell>
          <table:table-cell table:formula="of:=[.$M$1] * [.J13] + (1-[.$M$1]) * [.C14]" office:value-type="float" office:value="1.97619222271344" calcext:value-type="float">
            <text:p>1,9761922227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22672" calcext:value-type="float">
            <text:p>0,22672</text:p>
          </table:table-cell>
          <table:table-cell office:value-type="float" office:value="0.478748" calcext:value-type="float">
            <text:p>0,478748</text:p>
          </table:table-cell>
          <table:table-cell office:value-type="float" office:value="0.924517" calcext:value-type="float">
            <text:p>0,924517</text:p>
          </table:table-cell>
          <table:table-cell office:value-type="float" office:value="0.985849" calcext:value-type="float">
            <text:p>0,985849</text:p>
          </table:table-cell>
          <table:table-cell office:value-type="float" office:value="0.406439" calcext:value-type="float">
            <text:p>0,406439</text:p>
          </table:table-cell>
          <table:table-cell table:number-columns-repeated="2"/>
          <table:table-cell table:formula="of:=[.$M$1] * [.I14] + (1-[.$M$1]) * [.B15]" office:value-type="float" office:value="0.38782882904275" calcext:value-type="float">
            <text:p>0,387828829</text:p>
          </table:table-cell>
          <table:table-cell table:formula="of:=[.$M$1] * [.J14] + (1-[.$M$1]) * [.C15]" office:value-type="float" office:value="1.67670337817075" calcext:value-type="float">
            <text:p>1,6767033782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07821" calcext:value-type="float">
            <text:p>0,307821</text:p>
          </table:table-cell>
          <table:table-cell office:value-type="float" office:value="0.371431" calcext:value-type="float">
            <text:p>0,371431</text:p>
          </table:table-cell>
          <table:table-cell office:value-type="float" office:value="0.782748" calcext:value-type="float">
            <text:p>0,782748</text:p>
          </table:table-cell>
          <table:table-cell office:value-type="float" office:value="0.758947" calcext:value-type="float">
            <text:p>0,758947</text:p>
          </table:table-cell>
          <table:table-cell office:value-type="float" office:value="0.751337" calcext:value-type="float">
            <text:p>0,751337</text:p>
          </table:table-cell>
          <table:table-cell table:number-columns-repeated="2"/>
          <table:table-cell table:formula="of:=[.$M$1] * [.I15] + (1-[.$M$1]) * [.B16]" office:value-type="float" office:value="0.3718272632342" calcext:value-type="float">
            <text:p>0,3718272632</text:p>
          </table:table-cell>
          <table:table-cell table:formula="of:=[.$M$1] * [.J15] + (1-[.$M$1]) * [.C16]" office:value-type="float" office:value="1.4156489025366" calcext:value-type="float">
            <text:p>1,4156489025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322055" calcext:value-type="float">
            <text:p>0,322055</text:p>
          </table:table-cell>
          <table:table-cell office:value-type="float" office:value="0.419341" calcext:value-type="float">
            <text:p>0,419341</text:p>
          </table:table-cell>
          <table:table-cell office:value-type="float" office:value="0.90513" calcext:value-type="float">
            <text:p>0,90513</text:p>
          </table:table-cell>
          <table:table-cell office:value-type="float" office:value="0.937084" calcext:value-type="float">
            <text:p>0,937084</text:p>
          </table:table-cell>
          <table:table-cell office:value-type="float" office:value="0.543134" calcext:value-type="float">
            <text:p>0,543134</text:p>
          </table:table-cell>
          <table:table-cell table:number-columns-repeated="2"/>
          <table:table-cell table:formula="of:=[.$M$1] * [.I16] + (1-[.$M$1]) * [.B17]" office:value-type="float" office:value="0.36187281058736" calcext:value-type="float">
            <text:p>0,3618728106</text:p>
          </table:table-cell>
          <table:table-cell table:formula="of:=[.$M$1] * [.J16] + (1-[.$M$1]) * [.C17]" office:value-type="float" office:value="1.21638732202928" calcext:value-type="float">
            <text:p>1,216387322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59354" calcext:value-type="float">
            <text:p>0,259354</text:p>
          </table:table-cell>
          <table:table-cell office:value-type="float" office:value="0.57982" calcext:value-type="float">
            <text:p>0,57982</text:p>
          </table:table-cell>
          <table:table-cell office:value-type="float" office:value="0.9179" calcext:value-type="float">
            <text:p>0,9179</text:p>
          </table:table-cell>
          <table:table-cell office:value-type="float" office:value="0.996047" calcext:value-type="float">
            <text:p>0,996047</text:p>
          </table:table-cell>
          <table:table-cell office:value-type="float" office:value="0.301958" calcext:value-type="float">
            <text:p>0,301958</text:p>
          </table:table-cell>
          <table:table-cell table:number-columns-repeated="2"/>
          <table:table-cell table:formula="of:=[.$M$1] * [.I17] + (1-[.$M$1]) * [.B18]" office:value-type="float" office:value="0.341369048469888" calcext:value-type="float">
            <text:p>0,3413690485</text:p>
          </table:table-cell>
          <table:table-cell table:formula="of:=[.$M$1] * [.J17] + (1-[.$M$1]) * [.C18]" office:value-type="float" office:value="1.08907385762342" calcext:value-type="float">
            <text:p>1,0890738576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281839" calcext:value-type="float">
            <text:p>0,281839</text:p>
          </table:table-cell>
          <table:table-cell office:value-type="float" office:value="0.309768" calcext:value-type="float">
            <text:p>0,309768</text:p>
          </table:table-cell>
          <table:table-cell office:value-type="float" office:value="0.866262" calcext:value-type="float">
            <text:p>0,866262</text:p>
          </table:table-cell>
          <table:table-cell office:value-type="float" office:value="0.853722" calcext:value-type="float">
            <text:p>0,853722</text:p>
          </table:table-cell>
          <table:table-cell office:value-type="float" office:value="0.751535" calcext:value-type="float">
            <text:p>0,751535</text:p>
          </table:table-cell>
          <table:table-cell table:number-columns-repeated="2"/>
          <table:table-cell table:formula="of:=[.$M$1] * [.I18] + (1-[.$M$1]) * [.B19]" office:value-type="float" office:value="0.329463038775911" calcext:value-type="float">
            <text:p>0,3294630388</text:p>
          </table:table-cell>
          <table:table-cell table:formula="of:=[.$M$1] * [.J18] + (1-[.$M$1]) * [.C19]" office:value-type="float" office:value="0.93321268609874" calcext:value-type="float">
            <text:p>0,933212686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82482" calcext:value-type="float">
            <text:p>0,282482</text:p>
          </table:table-cell>
          <table:table-cell office:value-type="float" office:value="0.35129" calcext:value-type="float">
            <text:p>0,35129</text:p>
          </table:table-cell>
          <table:table-cell office:value-type="float" office:value="0.92434" calcext:value-type="float">
            <text:p>0,92434</text:p>
          </table:table-cell>
          <table:table-cell office:value-type="float" office:value="0.948595" calcext:value-type="float">
            <text:p>0,948595</text:p>
          </table:table-cell>
          <table:table-cell office:value-type="float" office:value="0.616768" calcext:value-type="float">
            <text:p>0,616768</text:p>
          </table:table-cell>
          <table:table-cell table:number-columns-repeated="2"/>
          <table:table-cell table:formula="of:=[.$M$1] * [.I19] + (1-[.$M$1]) * [.B20]" office:value-type="float" office:value="0.320066831020728" calcext:value-type="float">
            <text:p>0,320066831</text:p>
          </table:table-cell>
          <table:table-cell table:formula="of:=[.$M$1] * [.J19] + (1-[.$M$1]) * [.C20]" office:value-type="float" office:value="0.816828148878992" calcext:value-type="float">
            <text:p>0,8168281489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02289" calcext:value-type="float">
            <text:p>0,202289</text:p>
          </table:table-cell>
          <table:table-cell office:value-type="float" office:value="0.316715" calcext:value-type="float">
            <text:p>0,316715</text:p>
          </table:table-cell>
          <table:table-cell office:value-type="float" office:value="0.860827" calcext:value-type="float">
            <text:p>0,860827</text:p>
          </table:table-cell>
          <table:table-cell office:value-type="float" office:value="0.853913" calcext:value-type="float">
            <text:p>0,853913</text:p>
          </table:table-cell>
          <table:table-cell office:value-type="float" office:value="0.719551" calcext:value-type="float">
            <text:p>0,719551</text:p>
          </table:table-cell>
          <table:table-cell table:number-columns-repeated="2"/>
          <table:table-cell table:formula="of:=[.$M$1] * [.I20] + (1-[.$M$1]) * [.B21]" office:value-type="float" office:value="0.296511264816583" calcext:value-type="float">
            <text:p>0,2965112648</text:p>
          </table:table-cell>
          <table:table-cell table:formula="of:=[.$M$1] * [.J20] + (1-[.$M$1]) * [.C21]" office:value-type="float" office:value="0.716805519103193" calcext:value-type="float">
            <text:p>0,716805519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5452" calcext:value-type="float">
            <text:p>0,245452</text:p>
          </table:table-cell>
          <table:table-cell office:value-type="float" office:value="0.378269" calcext:value-type="float">
            <text:p>0,378269</text:p>
          </table:table-cell>
          <table:table-cell office:value-type="float" office:value="0.926258" calcext:value-type="float">
            <text:p>0,926258</text:p>
          </table:table-cell>
          <table:table-cell office:value-type="float" office:value="0.954716" calcext:value-type="float">
            <text:p>0,954716</text:p>
          </table:table-cell>
          <table:table-cell office:value-type="float" office:value="0.591784" calcext:value-type="float">
            <text:p>0,591784</text:p>
          </table:table-cell>
          <table:table-cell table:number-columns-repeated="2"/>
          <table:table-cell table:formula="of:=[.$M$1] * [.I21] + (1-[.$M$1]) * [.B22]" office:value-type="float" office:value="0.286299411853266" calcext:value-type="float">
            <text:p>0,2862994119</text:p>
          </table:table-cell>
          <table:table-cell table:formula="of:=[.$M$1] * [.J21] + (1-[.$M$1]) * [.C22]" office:value-type="float" office:value="0.649098215282555" calcext:value-type="float">
            <text:p>0,6490982153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258829" calcext:value-type="float">
            <text:p>0,258829</text:p>
          </table:table-cell>
          <table:table-cell office:value-type="float" office:value="0.33277" calcext:value-type="float">
            <text:p>0,33277</text:p>
          </table:table-cell>
          <table:table-cell office:value-type="float" office:value="0.900149" calcext:value-type="float">
            <text:p>0,900149</text:p>
          </table:table-cell>
          <table:table-cell office:value-type="float" office:value="0.906137" calcext:value-type="float">
            <text:p>0,906137</text:p>
          </table:table-cell>
          <table:table-cell office:value-type="float" office:value="0.695013" calcext:value-type="float">
            <text:p>0,695013</text:p>
          </table:table-cell>
          <table:table-cell table:number-columns-repeated="2"/>
          <table:table-cell table:formula="of:=[.$M$1] * [.I22] + (1-[.$M$1]) * [.B23]" office:value-type="float" office:value="0.280805329482613" calcext:value-type="float">
            <text:p>0,2808053295</text:p>
          </table:table-cell>
          <table:table-cell table:formula="of:=[.$M$1] * [.J22] + (1-[.$M$1]) * [.C23]" office:value-type="float" office:value="0.585832572226044" calcext:value-type="float">
            <text:p>0,5858325722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249029" calcext:value-type="float">
            <text:p>0,249029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0.857379" calcext:value-type="float">
            <text:p>0,857379</text:p>
          </table:table-cell>
          <table:table-cell office:value-type="float" office:value="0.845516" calcext:value-type="float">
            <text:p>0,845516</text:p>
          </table:table-cell>
          <table:table-cell office:value-type="float" office:value="0.737799" calcext:value-type="float">
            <text:p>0,737799</text:p>
          </table:table-cell>
          <table:table-cell table:number-columns-repeated="2"/>
          <table:table-cell table:formula="of:=[.$M$1] * [.I23] + (1-[.$M$1]) * [.B24]" office:value-type="float" office:value="0.27445006358609" calcext:value-type="float">
            <text:p>0,2744500636</text:p>
          </table:table-cell>
          <table:table-cell table:formula="of:=[.$M$1] * [.J23] + (1-[.$M$1]) * [.C24]" office:value-type="float" office:value="0.533250057780835" calcext:value-type="float">
            <text:p>0,5332500578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723284" calcext:value-type="float">
            <text:p>0,723284</text:p>
          </table:table-cell>
          <table:table-cell office:value-type="float" office:value="0.354487" calcext:value-type="float">
            <text:p>0,354487</text:p>
          </table:table-cell>
          <table:table-cell office:value-type="float" office:value="0.88374" calcext:value-type="float">
            <text:p>0,88374</text:p>
          </table:table-cell>
          <table:table-cell office:value-type="float" office:value="0.889779" calcext:value-type="float">
            <text:p>0,889779</text:p>
          </table:table-cell>
          <table:table-cell office:value-type="float" office:value="0.669159" calcext:value-type="float">
            <text:p>0,669159</text:p>
          </table:table-cell>
          <table:table-cell table:number-columns-repeated="2"/>
          <table:table-cell table:formula="of:=[.$M$1] * [.I24] + (1-[.$M$1]) * [.B25]" office:value-type="float" office:value="0.364216850868872" calcext:value-type="float">
            <text:p>0,3642168509</text:p>
          </table:table-cell>
          <table:table-cell table:formula="of:=[.$M$1] * [.J24] + (1-[.$M$1]) * [.C25]" office:value-type="float" office:value="0.497497446224668" calcext:value-type="float">
            <text:p>0,4974974462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472719" calcext:value-type="float">
            <text:p>0,472719</text:p>
          </table:table-cell>
          <table:table-cell office:value-type="float" office:value="0.334513" calcext:value-type="float">
            <text:p>0,334513</text:p>
          </table:table-cell>
          <table:table-cell office:value-type="float" office:value="0.899681" calcext:value-type="float">
            <text:p>0,899681</text:p>
          </table:table-cell>
          <table:table-cell office:value-type="float" office:value="0.908265" calcext:value-type="float">
            <text:p>0,908265</text:p>
          </table:table-cell>
          <table:table-cell office:value-type="float" office:value="0.671341" calcext:value-type="float">
            <text:p>0,671341</text:p>
          </table:table-cell>
          <table:table-cell table:number-columns-repeated="2"/>
          <table:table-cell table:formula="of:=[.$M$1] * [.I25] + (1-[.$M$1]) * [.B26]" office:value-type="float" office:value="0.385917280695098" calcext:value-type="float">
            <text:p>0,3859172807</text:p>
          </table:table-cell>
          <table:table-cell table:formula="of:=[.$M$1] * [.J25] + (1-[.$M$1]) * [.C26]" office:value-type="float" office:value="0.464900556979734" calcext:value-type="float">
            <text:p>0,464900557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218232" calcext:value-type="float">
            <text:p>0,218232</text:p>
          </table:table-cell>
          <table:table-cell office:value-type="float" office:value="0.36806" calcext:value-type="float">
            <text:p>0,36806</text:p>
          </table:table-cell>
          <table:table-cell office:value-type="float" office:value="0.907537" calcext:value-type="float">
            <text:p>0,907537</text:p>
          </table:table-cell>
          <table:table-cell office:value-type="float" office:value="0.917368" calcext:value-type="float">
            <text:p>0,917368</text:p>
          </table:table-cell>
          <table:table-cell office:value-type="float" office:value="0.668875" calcext:value-type="float">
            <text:p>0,668875</text:p>
          </table:table-cell>
          <table:table-cell table:number-columns-repeated="2"/>
          <table:table-cell table:formula="of:=[.$M$1] * [.I26] + (1-[.$M$1]) * [.B27]" office:value-type="float" office:value="0.352380224556078" calcext:value-type="float">
            <text:p>0,3523802246</text:p>
          </table:table-cell>
          <table:table-cell table:formula="of:=[.$M$1] * [.J26] + (1-[.$M$1]) * [.C27]" office:value-type="float" office:value="0.445532445583788" calcext:value-type="float">
            <text:p>0,4455324456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236579" calcext:value-type="float">
            <text:p>0,236579</text:p>
          </table:table-cell>
          <table:table-cell office:value-type="float" office:value="0.475414" calcext:value-type="float">
            <text:p>0,475414</text:p>
          </table:table-cell>
          <table:table-cell office:value-type="float" office:value="0.924196" calcext:value-type="float">
            <text:p>0,924196</text:p>
          </table:table-cell>
          <table:table-cell office:value-type="float" office:value="0.976038" calcext:value-type="float">
            <text:p>0,976038</text:p>
          </table:table-cell>
          <table:table-cell office:value-type="float" office:value="0.454051" calcext:value-type="float">
            <text:p>0,454051</text:p>
          </table:table-cell>
          <table:table-cell table:number-columns-repeated="2"/>
          <table:table-cell table:formula="of:=[.$M$1] * [.I27] + (1-[.$M$1]) * [.B28]" office:value-type="float" office:value="0.329219979644863" calcext:value-type="float">
            <text:p>0,3292199796</text:p>
          </table:table-cell>
          <table:table-cell table:formula="of:=[.$M$1] * [.J27] + (1-[.$M$1]) * [.C28]" office:value-type="float" office:value="0.45150875646703" calcext:value-type="float">
            <text:p>0,4515087565</text:p>
          </table:table-cell>
          <table:table-cell table:number-columns-repeated="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23823" calcext:value-type="float">
            <text:p>0,23823</text:p>
          </table:table-cell>
          <table:table-cell office:value-type="float" office:value="0.386405" calcext:value-type="float">
            <text:p>0,386405</text:p>
          </table:table-cell>
          <table:table-cell office:value-type="float" office:value="0.701236" calcext:value-type="float">
            <text:p>0,701236</text:p>
          </table:table-cell>
          <table:table-cell office:value-type="float" office:value="0.66127" calcext:value-type="float">
            <text:p>0,66127</text:p>
          </table:table-cell>
          <table:table-cell office:value-type="float" office:value="0.778459" calcext:value-type="float">
            <text:p>0,778459</text:p>
          </table:table-cell>
          <table:table-cell table:number-columns-repeated="2"/>
          <table:table-cell table:formula="of:=[.$M$1] * [.I28] + (1-[.$M$1]) * [.B29]" office:value-type="float" office:value="0.31102198371589" calcext:value-type="float">
            <text:p>0,3110219837</text:p>
          </table:table-cell>
          <table:table-cell table:formula="of:=[.$M$1] * [.J28] + (1-[.$M$1]) * [.C29]" office:value-type="float" office:value="0.438488005173624" calcext:value-type="float">
            <text:p>0,4384880052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272395" calcext:value-type="float">
            <text:p>0,272395</text:p>
          </table:table-cell>
          <table:table-cell office:value-type="float" office:value="0.575987" calcext:value-type="float">
            <text:p>0,575987</text:p>
          </table:table-cell>
          <table:table-cell office:value-type="float" office:value="0.869869" calcext:value-type="float">
            <text:p>0,869869</text:p>
          </table:table-cell>
          <table:table-cell office:value-type="float" office:value="0.931099" calcext:value-type="float">
            <text:p>0,931099</text:p>
          </table:table-cell>
          <table:table-cell office:value-type="float" office:value="0.370351" calcext:value-type="float">
            <text:p>0,370351</text:p>
          </table:table-cell>
          <table:table-cell table:number-columns-repeated="2"/>
          <table:table-cell table:formula="of:=[.$M$1] * [.I29] + (1-[.$M$1]) * [.B30]" office:value-type="float" office:value="0.303296586972712" calcext:value-type="float">
            <text:p>0,303296587</text:p>
          </table:table-cell>
          <table:table-cell table:formula="of:=[.$M$1] * [.J29] + (1-[.$M$1]) * [.C30]" office:value-type="float" office:value="0.465987804138899" calcext:value-type="float">
            <text:p>0,4659878041</text:p>
          </table:table-cell>
          <table:table-cell table:number-columns-repeated="3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20718" calcext:value-type="float">
            <text:p>0,20718</text:p>
          </table:table-cell>
          <table:table-cell office:value-type="float" office:value="0.328797" calcext:value-type="float">
            <text:p>0,328797</text:p>
          </table:table-cell>
          <table:table-cell office:value-type="float" office:value="0.920175" calcext:value-type="float">
            <text:p>0,920175</text:p>
          </table:table-cell>
          <table:table-cell office:value-type="float" office:value="0.932791" calcext:value-type="float">
            <text:p>0,932791</text:p>
          </table:table-cell>
          <table:table-cell office:value-type="float" office:value="0.669685" calcext:value-type="float">
            <text:p>0,669685</text:p>
          </table:table-cell>
          <table:table-cell table:number-columns-repeated="2"/>
          <table:table-cell table:formula="of:=[.$M$1] * [.I30] + (1-[.$M$1]) * [.B31]" office:value-type="float" office:value="0.28407326957817" calcext:value-type="float">
            <text:p>0,2840732696</text:p>
          </table:table-cell>
          <table:table-cell table:formula="of:=[.$M$1] * [.J30] + (1-[.$M$1]) * [.C31]" office:value-type="float" office:value="0.438549643311119" calcext:value-type="float">
            <text:p>0,4385496433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24788" calcext:value-type="float">
            <text:p>1,24788</text:p>
          </table:table-cell>
          <table:table-cell office:value-type="float" office:value="0.340954" calcext:value-type="float">
            <text:p>0,340954</text:p>
          </table:table-cell>
          <table:table-cell office:value-type="float" office:value="0.903104" calcext:value-type="float">
            <text:p>0,903104</text:p>
          </table:table-cell>
          <table:table-cell office:value-type="float" office:value="0.909456" calcext:value-type="float">
            <text:p>0,909456</text:p>
          </table:table-cell>
          <table:table-cell office:value-type="float" office:value="0.680767" calcext:value-type="float">
            <text:p>0,680767</text:p>
          </table:table-cell>
          <table:table-cell table:number-columns-repeated="2"/>
          <table:table-cell table:formula="of:=[.$M$1] * [.I31] + (1-[.$M$1]) * [.B32]" office:value-type="float" office:value="0.476834615662536" calcext:value-type="float">
            <text:p>0,4768346157</text:p>
          </table:table-cell>
          <table:table-cell table:formula="of:=[.$M$1] * [.J31] + (1-[.$M$1]) * [.C32]" office:value-type="float" office:value="0.419030514648896" calcext:value-type="float">
            <text:p>0,4190305146</text:p>
          </table:table-cell>
          <table:table-cell table:number-columns-repeated="3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207201" calcext:value-type="float">
            <text:p>0,207201</text:p>
          </table:table-cell>
          <table:table-cell office:value-type="float" office:value="0.37078" calcext:value-type="float">
            <text:p>0,37078</text:p>
          </table:table-cell>
          <table:table-cell office:value-type="float" office:value="0.886187" calcext:value-type="float">
            <text:p>0,886187</text:p>
          </table:table-cell>
          <table:table-cell office:value-type="float" office:value="0.894693" calcext:value-type="float">
            <text:p>0,894693</text:p>
          </table:table-cell>
          <table:table-cell office:value-type="float" office:value="0.678063" calcext:value-type="float">
            <text:p>0,678063</text:p>
          </table:table-cell>
          <table:table-cell table:number-columns-repeated="2"/>
          <table:table-cell table:formula="of:=[.$M$1] * [.I32] + (1-[.$M$1]) * [.B33]" office:value-type="float" office:value="0.422907892530029" calcext:value-type="float">
            <text:p>0,4229078925</text:p>
          </table:table-cell>
          <table:table-cell table:formula="of:=[.$M$1] * [.J32] + (1-[.$M$1]) * [.C33]" office:value-type="float" office:value="0.409380411719116" calcext:value-type="float">
            <text:p>0,4093804117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299017" calcext:value-type="float">
            <text:p>0,299017</text:p>
          </table:table-cell>
          <table:table-cell office:value-type="float" office:value="0.450703" calcext:value-type="float">
            <text:p>0,450703</text:p>
          </table:table-cell>
          <table:table-cell office:value-type="float" office:value="0.876882" calcext:value-type="float">
            <text:p>0,876882</text:p>
          </table:table-cell>
          <table:table-cell office:value-type="float" office:value="0.909712" calcext:value-type="float">
            <text:p>0,909712</text:p>
          </table:table-cell>
          <table:table-cell office:value-type="float" office:value="0.545905" calcext:value-type="float">
            <text:p>0,545905</text:p>
          </table:table-cell>
          <table:table-cell table:number-columns-repeated="2"/>
          <table:table-cell table:formula="of:=[.$M$1] * [.I33] + (1-[.$M$1]) * [.B34]" office:value-type="float" office:value="0.398129714024023" calcext:value-type="float">
            <text:p>0,398129714</text:p>
          </table:table-cell>
          <table:table-cell table:formula="of:=[.$M$1] * [.J33] + (1-[.$M$1]) * [.C34]" office:value-type="float" office:value="0.417644929375293" calcext:value-type="float">
            <text:p>0,4176449294</text:p>
          </table:table-cell>
          <table:table-cell table:number-columns-repeated="3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284463" calcext:value-type="float">
            <text:p>0,284463</text:p>
          </table:table-cell>
          <table:table-cell office:value-type="float" office:value="0.884051" calcext:value-type="float">
            <text:p>0,884051</text:p>
          </table:table-cell>
          <table:table-cell office:value-type="float" office:value="0.559536" calcext:value-type="float">
            <text:p>0,559536</text:p>
          </table:table-cell>
          <table:table-cell office:value-type="float" office:value="0.508402" calcext:value-type="float">
            <text:p>0,508402</text:p>
          </table:table-cell>
          <table:table-cell office:value-type="float" office:value="0.74324" calcext:value-type="float">
            <text:p>0,74324</text:p>
          </table:table-cell>
          <table:table-cell table:number-columns-repeated="2"/>
          <table:table-cell table:formula="of:=[.$M$1] * [.I34] + (1-[.$M$1]) * [.B35]" office:value-type="float" office:value="0.375396371219218" calcext:value-type="float">
            <text:p>0,3753963712</text:p>
          </table:table-cell>
          <table:table-cell table:formula="of:=[.$M$1] * [.J34] + (1-[.$M$1]) * [.C35]" office:value-type="float" office:value="0.510926143500234" calcext:value-type="float">
            <text:p>0,5109261435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341585" calcext:value-type="float">
            <text:p>0,341585</text:p>
          </table:table-cell>
          <table:table-cell office:value-type="float" office:value="0.391885" calcext:value-type="float">
            <text:p>0,391885</text:p>
          </table:table-cell>
          <table:table-cell office:value-type="float" office:value="0.682274" calcext:value-type="float">
            <text:p>0,682274</text:p>
          </table:table-cell>
          <table:table-cell office:value-type="float" office:value="0.630687" calcext:value-type="float">
            <text:p>0,630687</text:p>
          </table:table-cell>
          <table:table-cell office:value-type="float" office:value="0.828261" calcext:value-type="float">
            <text:p>0,828261</text:p>
          </table:table-cell>
          <table:table-cell table:number-columns-repeated="2"/>
          <table:table-cell table:formula="of:=[.$M$1] * [.I35] + (1-[.$M$1]) * [.B36]" office:value-type="float" office:value="0.368634096975375" calcext:value-type="float">
            <text:p>0,368634097</text:p>
          </table:table-cell>
          <table:table-cell table:formula="of:=[.$M$1] * [.J35] + (1-[.$M$1]) * [.C36]" office:value-type="float" office:value="0.487117914800188" calcext:value-type="float">
            <text:p>0,4871179148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211233" calcext:value-type="float">
            <text:p>0,211233</text:p>
          </table:table-cell>
          <table:table-cell office:value-type="float" office:value="0.370927" calcext:value-type="float">
            <text:p>0,370927</text:p>
          </table:table-cell>
          <table:table-cell office:value-type="float" office:value="0.930993" calcext:value-type="float">
            <text:p>0,930993</text:p>
          </table:table-cell>
          <table:table-cell office:value-type="float" office:value="0.959986" calcext:value-type="float">
            <text:p>0,959986</text:p>
          </table:table-cell>
          <table:table-cell office:value-type="float" office:value="0.578597" calcext:value-type="float">
            <text:p>0,578597</text:p>
          </table:table-cell>
          <table:table-cell table:number-columns-repeated="2"/>
          <table:table-cell table:formula="of:=[.$M$1] * [.I36] + (1-[.$M$1]) * [.B37]" office:value-type="float" office:value="0.3371538775803" calcext:value-type="float">
            <text:p>0,3371538776</text:p>
          </table:table-cell>
          <table:table-cell table:formula="of:=[.$M$1] * [.J36] + (1-[.$M$1]) * [.C37]" office:value-type="float" office:value="0.46387973184015" calcext:value-type="float">
            <text:p>0,4638797318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76898" calcext:value-type="float">
            <text:p>1,76898</text:p>
          </table:table-cell>
          <table:table-cell office:value-type="float" office:value="0.649938" calcext:value-type="float">
            <text:p>0,649938</text:p>
          </table:table-cell>
          <table:table-cell office:value-type="float" office:value="0.826004" calcext:value-type="float">
            <text:p>0,826004</text:p>
          </table:table-cell>
          <table:table-cell office:value-type="float" office:value="0.885503" calcext:value-type="float">
            <text:p>0,885503</text:p>
          </table:table-cell>
          <table:table-cell office:value-type="float" office:value="0.359375" calcext:value-type="float">
            <text:p>0,359375</text:p>
          </table:table-cell>
          <table:table-cell table:number-columns-repeated="2"/>
          <table:table-cell table:formula="of:=[.$M$1] * [.I37] + (1-[.$M$1]) * [.B38]" office:value-type="float" office:value="0.62351910206424" calcext:value-type="float">
            <text:p>0,6235191021</text:p>
          </table:table-cell>
          <table:table-cell table:formula="of:=[.$M$1] * [.J37] + (1-[.$M$1]) * [.C38]" office:value-type="float" office:value="0.50109138547212" calcext:value-type="float">
            <text:p>0,5010913855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395269" calcext:value-type="float">
            <text:p>0,395269</text:p>
          </table:table-cell>
          <table:table-cell office:value-type="float" office:value="0.371759" calcext:value-type="float">
            <text:p>0,371759</text:p>
          </table:table-cell>
          <table:table-cell office:value-type="float" office:value="0.908518" calcext:value-type="float">
            <text:p>0,908518</text:p>
          </table:table-cell>
          <table:table-cell office:value-type="float" office:value="0.929094" calcext:value-type="float">
            <text:p>0,929094</text:p>
          </table:table-cell>
          <table:table-cell office:value-type="float" office:value="0.627687" calcext:value-type="float">
            <text:p>0,627687</text:p>
          </table:table-cell>
          <table:table-cell table:number-columns-repeated="2"/>
          <table:table-cell table:formula="of:=[.$M$1] * [.I38] + (1-[.$M$1]) * [.B39]" office:value-type="float" office:value="0.577869081651392" calcext:value-type="float">
            <text:p>0,5778690817</text:p>
          </table:table-cell>
          <table:table-cell table:formula="of:=[.$M$1] * [.J38] + (1-[.$M$1]) * [.C39]" office:value-type="float" office:value="0.475224908377696" calcext:value-type="float">
            <text:p>0,4752249084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265126" calcext:value-type="float">
            <text:p>0,265126</text:p>
          </table:table-cell>
          <table:table-cell office:value-type="float" office:value="0.34586" calcext:value-type="float">
            <text:p>0,34586</text:p>
          </table:table-cell>
          <table:table-cell office:value-type="float" office:value="0.930899" calcext:value-type="float">
            <text:p>0,930899</text:p>
          </table:table-cell>
          <table:table-cell office:value-type="float" office:value="0.956039" calcext:value-type="float">
            <text:p>0,956039</text:p>
          </table:table-cell>
          <table:table-cell office:value-type="float" office:value="0.60535" calcext:value-type="float">
            <text:p>0,60535</text:p>
          </table:table-cell>
          <table:table-cell table:number-columns-repeated="2"/>
          <table:table-cell table:formula="of:=[.$M$1] * [.I39] + (1-[.$M$1]) * [.B40]" office:value-type="float" office:value="0.515320465321113" calcext:value-type="float">
            <text:p>0,5153204653</text:p>
          </table:table-cell>
          <table:table-cell table:formula="of:=[.$M$1] * [.J39] + (1-[.$M$1]) * [.C40]" office:value-type="float" office:value="0.449351926702157" calcext:value-type="float">
            <text:p>0,4493519267</text:p>
          </table:table-cell>
          <table:table-cell table:number-columns-repeated="3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335288" calcext:value-type="float">
            <text:p>0,335288</text:p>
          </table:table-cell>
          <table:table-cell office:value-type="float" office:value="0.355017" calcext:value-type="float">
            <text:p>0,355017</text:p>
          </table:table-cell>
          <table:table-cell office:value-type="float" office:value="0.914898" calcext:value-type="float">
            <text:p>0,914898</text:p>
          </table:table-cell>
          <table:table-cell office:value-type="float" office:value="0.930208" calcext:value-type="float">
            <text:p>0,930208</text:p>
          </table:table-cell>
          <table:table-cell office:value-type="float" office:value="0.667657" calcext:value-type="float">
            <text:p>0,667657</text:p>
          </table:table-cell>
          <table:table-cell table:number-columns-repeated="2"/>
          <table:table-cell table:formula="of:=[.$M$1] * [.I40] + (1-[.$M$1]) * [.B41]" office:value-type="float" office:value="0.479313972256891" calcext:value-type="float">
            <text:p>0,4793139723</text:p>
          </table:table-cell>
          <table:table-cell table:formula="of:=[.$M$1] * [.J40] + (1-[.$M$1]) * [.C41]" office:value-type="float" office:value="0.430484941361726" calcext:value-type="float">
            <text:p>0,4304849414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41797" calcext:value-type="float">
            <text:p>0,141797</text:p>
          </table:table-cell>
          <table:table-cell office:value-type="float" office:value="0.352869" calcext:value-type="float">
            <text:p>0,352869</text:p>
          </table:table-cell>
          <table:table-cell office:value-type="float" office:value="0.89727" calcext:value-type="float">
            <text:p>0,89727</text:p>
          </table:table-cell>
          <table:table-cell office:value-type="float" office:value="0.912985" calcext:value-type="float">
            <text:p>0,912985</text:p>
          </table:table-cell>
          <table:table-cell office:value-type="float" office:value="0.642004" calcext:value-type="float">
            <text:p>0,642004</text:p>
          </table:table-cell>
          <table:table-cell table:number-columns-repeated="2"/>
          <table:table-cell table:formula="of:=[.$M$1] * [.I41] + (1-[.$M$1]) * [.B42]" office:value-type="float" office:value="0.411810577805513" calcext:value-type="float">
            <text:p>0,4118105778</text:p>
          </table:table-cell>
          <table:table-cell table:formula="of:=[.$M$1] * [.J41] + (1-[.$M$1]) * [.C42]" office:value-type="float" office:value="0.41496175308938" calcext:value-type="float">
            <text:p>0,4149617531</text:p>
          </table:table-cell>
          <table:table-cell table:number-columns-repeated="3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392661" calcext:value-type="float">
            <text:p>0,392661</text:p>
          </table:table-cell>
          <table:table-cell office:value-type="float" office:value="0.525365" calcext:value-type="float">
            <text:p>0,525365</text:p>
          </table:table-cell>
          <table:table-cell office:value-type="float" office:value="0.861346" calcext:value-type="float">
            <text:p>0,861346</text:p>
          </table:table-cell>
          <table:table-cell office:value-type="float" office:value="0.906515" calcext:value-type="float">
            <text:p>0,906515</text:p>
          </table:table-cell>
          <table:table-cell office:value-type="float" office:value="0.475448" calcext:value-type="float">
            <text:p>0,475448</text:p>
          </table:table-cell>
          <table:table-cell table:number-columns-repeated="2"/>
          <table:table-cell table:formula="of:=[.$M$1] * [.I42] + (1-[.$M$1]) * [.B43]" office:value-type="float" office:value="0.40798066224441" calcext:value-type="float">
            <text:p>0,4079806622</text:p>
          </table:table-cell>
          <table:table-cell table:formula="of:=[.$M$1] * [.J42] + (1-[.$M$1]) * [.C43]" office:value-type="float" office:value="0.437042402471504" calcext:value-type="float">
            <text:p>0,4370424025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48994" calcext:value-type="float">
            <text:p>0,248994</text:p>
          </table:table-cell>
          <table:table-cell office:value-type="float" office:value="0.32975" calcext:value-type="float">
            <text:p>0,32975</text:p>
          </table:table-cell>
          <table:table-cell office:value-type="float" office:value="0.931927" calcext:value-type="float">
            <text:p>0,931927</text:p>
          </table:table-cell>
          <table:table-cell office:value-type="float" office:value="0.953915" calcext:value-type="float">
            <text:p>0,953915</text:p>
          </table:table-cell>
          <table:table-cell office:value-type="float" office:value="0.628725" calcext:value-type="float">
            <text:p>0,628725</text:p>
          </table:table-cell>
          <table:table-cell table:number-columns-repeated="2"/>
          <table:table-cell table:formula="of:=[.$M$1] * [.I43] + (1-[.$M$1]) * [.B44]" office:value-type="float" office:value="0.376183329795528" calcext:value-type="float">
            <text:p>0,3761833298</text:p>
          </table:table-cell>
          <table:table-cell table:formula="of:=[.$M$1] * [.J43] + (1-[.$M$1]) * [.C44]" office:value-type="float" office:value="0.415583921977203" calcext:value-type="float">
            <text:p>0,415583922</text:p>
          </table:table-cell>
          <table:table-cell table:number-columns-repeated="3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190501" calcext:value-type="float">
            <text:p>0,190501</text:p>
          </table:table-cell>
          <table:table-cell office:value-type="float" office:value="0.725637" calcext:value-type="float">
            <text:p>0,725637</text:p>
          </table:table-cell>
          <table:table-cell office:value-type="float" office:value="0.844828" calcext:value-type="float">
            <text:p>0,844828</text:p>
          </table:table-cell>
          <table:table-cell office:value-type="float" office:value="0.928212" calcext:value-type="float">
            <text:p>0,928212</text:p>
          </table:table-cell>
          <table:table-cell office:value-type="float" office:value="0.229108" calcext:value-type="float">
            <text:p>0,229108</text:p>
          </table:table-cell>
          <table:table-cell table:number-columns-repeated="2"/>
          <table:table-cell table:formula="of:=[.$M$1] * [.I44] + (1-[.$M$1]) * [.B45]" office:value-type="float" office:value="0.339046863836422" calcext:value-type="float">
            <text:p>0,3390468638</text:p>
          </table:table-cell>
          <table:table-cell table:formula="of:=[.$M$1] * [.J44] + (1-[.$M$1]) * [.C45]" office:value-type="float" office:value="0.477594537581763" calcext:value-type="float">
            <text:p>0,4775945376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306623" calcext:value-type="float">
            <text:p>0,306623</text:p>
          </table:table-cell>
          <table:table-cell office:value-type="float" office:value="0.306699" calcext:value-type="float">
            <text:p>0,306699</text:p>
          </table:table-cell>
          <table:table-cell office:value-type="float" office:value="0.863137" calcext:value-type="float">
            <text:p>0,863137</text:p>
          </table:table-cell>
          <table:table-cell office:value-type="float" office:value="0.851017" calcext:value-type="float">
            <text:p>0,851017</text:p>
          </table:table-cell>
          <table:table-cell office:value-type="float" office:value="0.755789" calcext:value-type="float">
            <text:p>0,755789</text:p>
          </table:table-cell>
          <table:table-cell table:number-columns-repeated="2"/>
          <table:table-cell table:formula="of:=[.$M$1] * [.I45] + (1-[.$M$1]) * [.B46]" office:value-type="float" office:value="0.332562091069138" calcext:value-type="float">
            <text:p>0,3325620911</text:p>
          </table:table-cell>
          <table:table-cell table:formula="of:=[.$M$1] * [.J45] + (1-[.$M$1]) * [.C46]" office:value-type="float" office:value="0.44341543006541" calcext:value-type="float">
            <text:p>0,4434154301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372397" calcext:value-type="float">
            <text:p>0,372397</text:p>
          </table:table-cell>
          <table:table-cell office:value-type="float" office:value="0.521405" calcext:value-type="float">
            <text:p>0,521405</text:p>
          </table:table-cell>
          <table:table-cell office:value-type="float" office:value="0.927566" calcext:value-type="float">
            <text:p>0,927566</text:p>
          </table:table-cell>
          <table:table-cell office:value-type="float" office:value="0.990591" calcext:value-type="float">
            <text:p>0,990591</text:p>
          </table:table-cell>
          <table:table-cell office:value-type="float" office:value="0.391239" calcext:value-type="float">
            <text:p>0,391239</text:p>
          </table:table-cell>
          <table:table-cell table:number-columns-repeated="2"/>
          <table:table-cell table:formula="of:=[.$M$1] * [.I46] + (1-[.$M$1]) * [.B47]" office:value-type="float" office:value="0.34052907285531" calcext:value-type="float">
            <text:p>0,3405290729</text:p>
          </table:table-cell>
          <table:table-cell table:formula="of:=[.$M$1] * [.J46] + (1-[.$M$1]) * [.C47]" office:value-type="float" office:value="0.459013344052328" calcext:value-type="float">
            <text:p>0,4590133441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21052" calcext:value-type="float">
            <text:p>0,21052</text:p>
          </table:table-cell>
          <table:table-cell office:value-type="float" office:value="0.452102" calcext:value-type="float">
            <text:p>0,452102</text:p>
          </table:table-cell>
          <table:table-cell office:value-type="float" office:value="0.93119" calcext:value-type="float">
            <text:p>0,93119</text:p>
          </table:table-cell>
          <table:table-cell office:value-type="float" office:value="0.98332" calcext:value-type="float">
            <text:p>0,98332</text:p>
          </table:table-cell>
          <table:table-cell office:value-type="float" office:value="0.464963" calcext:value-type="float">
            <text:p>0,464963</text:p>
          </table:table-cell>
          <table:table-cell table:number-columns-repeated="2"/>
          <table:table-cell table:formula="of:=[.$M$1] * [.I47] + (1-[.$M$1]) * [.B48]" office:value-type="float" office:value="0.314527258284248" calcext:value-type="float">
            <text:p>0,3145272583</text:p>
          </table:table-cell>
          <table:table-cell table:formula="of:=[.$M$1] * [.J47] + (1-[.$M$1]) * [.C48]" office:value-type="float" office:value="0.457631075241862" calcext:value-type="float">
            <text:p>0,4576310752</text:p>
          </table:table-cell>
          <table:table-cell table:number-columns-repeated="3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353225" calcext:value-type="float">
            <text:p>0,353225</text:p>
          </table:table-cell>
          <table:table-cell office:value-type="float" office:value="0.323916" calcext:value-type="float">
            <text:p>0,323916</text:p>
          </table:table-cell>
          <table:table-cell office:value-type="float" office:value="0.910384" calcext:value-type="float">
            <text:p>0,910384</text:p>
          </table:table-cell>
          <table:table-cell office:value-type="float" office:value="0.91818" calcext:value-type="float">
            <text:p>0,91818</text:p>
          </table:table-cell>
          <table:table-cell office:value-type="float" office:value="0.685992" calcext:value-type="float">
            <text:p>0,685992</text:p>
          </table:table-cell>
          <table:table-cell table:number-columns-repeated="2"/>
          <table:table-cell table:formula="of:=[.$M$1] * [.I48] + (1-[.$M$1]) * [.B49]" office:value-type="float" office:value="0.322266806627399" calcext:value-type="float">
            <text:p>0,3222668066</text:p>
          </table:table-cell>
          <table:table-cell table:formula="of:=[.$M$1] * [.J48] + (1-[.$M$1]) * [.C49]" office:value-type="float" office:value="0.43088806019349" calcext:value-type="float">
            <text:p>0,4308880602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308535" calcext:value-type="float">
            <text:p>0,308535</text:p>
          </table:table-cell>
          <table:table-cell office:value-type="float" office:value="0.39386" calcext:value-type="float">
            <text:p>0,39386</text:p>
          </table:table-cell>
          <table:table-cell office:value-type="float" office:value="0.905573" calcext:value-type="float">
            <text:p>0,905573</text:p>
          </table:table-cell>
          <table:table-cell office:value-type="float" office:value="0.906254" calcext:value-type="float">
            <text:p>0,906254</text:p>
          </table:table-cell>
          <table:table-cell office:value-type="float" office:value="0.711584" calcext:value-type="float">
            <text:p>0,711584</text:p>
          </table:table-cell>
          <table:table-cell table:number-columns-repeated="2"/>
          <table:table-cell table:formula="of:=[.$M$1] * [.I49] + (1-[.$M$1]) * [.B50]" office:value-type="float" office:value="0.319520445301919" calcext:value-type="float">
            <text:p>0,3195204453</text:p>
          </table:table-cell>
          <table:table-cell table:formula="of:=[.$M$1] * [.J49] + (1-[.$M$1]) * [.C50]" office:value-type="float" office:value="0.423482448154792" calcext:value-type="float">
            <text:p>0,4234824482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211379" calcext:value-type="float">
            <text:p>0,211379</text:p>
          </table:table-cell>
          <table:table-cell office:value-type="float" office:value="0.297852" calcext:value-type="float">
            <text:p>0,297852</text:p>
          </table:table-cell>
          <table:table-cell office:value-type="float" office:value="0.865876" calcext:value-type="float">
            <text:p>0,865876</text:p>
          </table:table-cell>
          <table:table-cell office:value-type="float" office:value="0.852108" calcext:value-type="float">
            <text:p>0,852108</text:p>
          </table:table-cell>
          <table:table-cell office:value-type="float" office:value="0.757517" calcext:value-type="float">
            <text:p>0,757517</text:p>
          </table:table-cell>
          <table:table-cell table:number-columns-repeated="2"/>
          <table:table-cell table:formula="of:=[.$M$1] * [.I50] + (1-[.$M$1]) * [.B51]" office:value-type="float" office:value="0.297892156241535" calcext:value-type="float">
            <text:p>0,2978921562</text:p>
          </table:table-cell>
          <table:table-cell table:formula="of:=[.$M$1] * [.J50] + (1-[.$M$1]) * [.C51]" office:value-type="float" office:value="0.398356358523834" calcext:value-type="float">
            <text:p>0,3983563585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168734" calcext:value-type="float">
            <text:p>0,168734</text:p>
          </table:table-cell>
          <table:table-cell office:value-type="float" office:value="0.312447" calcext:value-type="float">
            <text:p>0,312447</text:p>
          </table:table-cell>
          <table:table-cell office:value-type="float" office:value="0.920144" calcext:value-type="float">
            <text:p>0,920144</text:p>
          </table:table-cell>
          <table:table-cell office:value-type="float" office:value="0.930719" calcext:value-type="float">
            <text:p>0,930719</text:p>
          </table:table-cell>
          <table:table-cell office:value-type="float" office:value="0.678114" calcext:value-type="float">
            <text:p>0,678114</text:p>
          </table:table-cell>
          <table:table-cell table:number-columns-repeated="2"/>
          <table:table-cell table:formula="of:=[.$M$1] * [.I51] + (1-[.$M$1]) * [.B52]" office:value-type="float" office:value="0.272060524993228" calcext:value-type="float">
            <text:p>0,272060525</text:p>
          </table:table-cell>
          <table:table-cell table:formula="of:=[.$M$1] * [.J51] + (1-[.$M$1]) * [.C52]" office:value-type="float" office:value="0.381174486819067" calcext:value-type="float">
            <text:p>0,3811744868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178414" calcext:value-type="float">
            <text:p>0,178414</text:p>
          </table:table-cell>
          <table:table-cell office:value-type="float" office:value="0.313673" calcext:value-type="float">
            <text:p>0,313673</text:p>
          </table:table-cell>
          <table:table-cell office:value-type="float" office:value="0.929174" calcext:value-type="float">
            <text:p>0,929174</text:p>
          </table:table-cell>
          <table:table-cell office:value-type="float" office:value="0.943534" calcext:value-type="float">
            <text:p>0,943534</text:p>
          </table:table-cell>
          <table:table-cell office:value-type="float" office:value="0.673781" calcext:value-type="float">
            <text:p>0,673781</text:p>
          </table:table-cell>
          <table:table-cell table:number-columns-repeated="2"/>
          <table:table-cell table:formula="of:=[.$M$1] * [.I52] + (1-[.$M$1]) * [.B53]" office:value-type="float" office:value="0.253331219994582" calcext:value-type="float">
            <text:p>0,25333122</text:p>
          </table:table-cell>
          <table:table-cell table:formula="of:=[.$M$1] * [.J52] + (1-[.$M$1]) * [.C53]" office:value-type="float" office:value="0.367674189455254" calcext:value-type="float">
            <text:p>0,3676741895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232134" calcext:value-type="float">
            <text:p>0,232134</text:p>
          </table:table-cell>
          <table:table-cell office:value-type="float" office:value="0.287779" calcext:value-type="float">
            <text:p>0,287779</text:p>
          </table:table-cell>
          <table:table-cell office:value-type="float" office:value="0.875937" calcext:value-type="float">
            <text:p>0,875937</text:p>
          </table:table-cell>
          <table:table-cell office:value-type="float" office:value="0.863592" calcext:value-type="float">
            <text:p>0,863592</text:p>
          </table:table-cell>
          <table:table-cell office:value-type="float" office:value="0.763241" calcext:value-type="float">
            <text:p>0,763241</text:p>
          </table:table-cell>
          <table:table-cell table:number-columns-repeated="2"/>
          <table:table-cell table:formula="of:=[.$M$1] * [.I53] + (1-[.$M$1]) * [.B54]" office:value-type="float" office:value="0.249091775995666" calcext:value-type="float">
            <text:p>0,249091776</text:p>
          </table:table-cell>
          <table:table-cell table:formula="of:=[.$M$1] * [.J53] + (1-[.$M$1]) * [.C54]" office:value-type="float" office:value="0.351695151564203" calcext:value-type="float">
            <text:p>0,3516951516</text:p>
          </table:table-cell>
          <table:table-cell table:number-columns-repeated="3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192255" calcext:value-type="float">
            <text:p>0,192255</text:p>
          </table:table-cell>
          <table:table-cell office:value-type="float" office:value="0.380706" calcext:value-type="float">
            <text:p>0,380706</text:p>
          </table:table-cell>
          <table:table-cell office:value-type="float" office:value="0.916626" calcext:value-type="float">
            <text:p>0,916626</text:p>
          </table:table-cell>
          <table:table-cell office:value-type="float" office:value="0.942675" calcext:value-type="float">
            <text:p>0,942675</text:p>
          </table:table-cell>
          <table:table-cell office:value-type="float" office:value="0.594455" calcext:value-type="float">
            <text:p>0,594455</text:p>
          </table:table-cell>
          <table:table-cell table:number-columns-repeated="2"/>
          <table:table-cell table:formula="of:=[.$M$1] * [.I54] + (1-[.$M$1]) * [.B55]" office:value-type="float" office:value="0.237724420796533" calcext:value-type="float">
            <text:p>0,2377244208</text:p>
          </table:table-cell>
          <table:table-cell table:formula="of:=[.$M$1] * [.J54] + (1-[.$M$1]) * [.C55]" office:value-type="float" office:value="0.357497321251362" calcext:value-type="float">
            <text:p>0,3574973213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502953" calcext:value-type="float">
            <text:p>0,502953</text:p>
          </table:table-cell>
          <table:table-cell office:value-type="float" office:value="0.358448" calcext:value-type="float">
            <text:p>0,358448</text:p>
          </table:table-cell>
          <table:table-cell office:value-type="float" office:value="0.89425" calcext:value-type="float">
            <text:p>0,89425</text:p>
          </table:table-cell>
          <table:table-cell office:value-type="float" office:value="0.901862" calcext:value-type="float">
            <text:p>0,901862</text:p>
          </table:table-cell>
          <table:table-cell office:value-type="float" office:value="0.67972" calcext:value-type="float">
            <text:p>0,67972</text:p>
          </table:table-cell>
          <table:table-cell table:number-columns-repeated="2"/>
          <table:table-cell table:formula="of:=[.$M$1] * [.I55] + (1-[.$M$1]) * [.B56]" office:value-type="float" office:value="0.290770136637226" calcext:value-type="float">
            <text:p>0,2907701366</text:p>
          </table:table-cell>
          <table:table-cell table:formula="of:=[.$M$1] * [.J55] + (1-[.$M$1]) * [.C56]" office:value-type="float" office:value="0.35768745700109" calcext:value-type="float">
            <text:p>0,357687457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350592" calcext:value-type="float">
            <text:p>0,350592</text:p>
          </table:table-cell>
          <table:table-cell office:value-type="float" office:value="0.333756" calcext:value-type="float">
            <text:p>0,333756</text:p>
          </table:table-cell>
          <table:table-cell office:value-type="float" office:value="0.897826" calcext:value-type="float">
            <text:p>0,897826</text:p>
          </table:table-cell>
          <table:table-cell office:value-type="float" office:value="0.90134" calcext:value-type="float">
            <text:p>0,90134</text:p>
          </table:table-cell>
          <table:table-cell office:value-type="float" office:value="0.697798" calcext:value-type="float">
            <text:p>0,697798</text:p>
          </table:table-cell>
          <table:table-cell table:number-columns-repeated="2"/>
          <table:table-cell table:formula="of:=[.$M$1] * [.I56] + (1-[.$M$1]) * [.B57]" office:value-type="float" office:value="0.302734509309781" calcext:value-type="float">
            <text:p>0,3027345093</text:p>
          </table:table-cell>
          <table:table-cell table:formula="of:=[.$M$1] * [.J56] + (1-[.$M$1]) * [.C57]" office:value-type="float" office:value="0.352901165600872" calcext:value-type="float">
            <text:p>0,3529011656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523604" calcext:value-type="float">
            <text:p>0,523604</text:p>
          </table:table-cell>
          <table:table-cell office:value-type="float" office:value="0.414553" calcext:value-type="float">
            <text:p>0,414553</text:p>
          </table:table-cell>
          <table:table-cell office:value-type="float" office:value="0.898935" calcext:value-type="float">
            <text:p>0,898935</text:p>
          </table:table-cell>
          <table:table-cell office:value-type="float" office:value="0.925785" calcext:value-type="float">
            <text:p>0,925785</text:p>
          </table:table-cell>
          <table:table-cell office:value-type="float" office:value="0.601889" calcext:value-type="float">
            <text:p>0,601889</text:p>
          </table:table-cell>
          <table:table-cell table:number-columns-repeated="2"/>
          <table:table-cell table:formula="of:=[.$M$1] * [.I57] + (1-[.$M$1]) * [.B58]" office:value-type="float" office:value="0.346908407447825" calcext:value-type="float">
            <text:p>0,3469084074</text:p>
          </table:table-cell>
          <table:table-cell table:formula="of:=[.$M$1] * [.J57] + (1-[.$M$1]) * [.C58]" office:value-type="float" office:value="0.365231532480697" calcext:value-type="float">
            <text:p>0,3652315325</text:p>
          </table:table-cell>
          <table:table-cell table:number-columns-repeated="3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15295" calcext:value-type="float">
            <text:p>0,15295</text:p>
          </table:table-cell>
          <table:table-cell office:value-type="float" office:value="0.275404" calcext:value-type="float">
            <text:p>0,275404</text:p>
          </table:table-cell>
          <table:table-cell office:value-type="float" office:value="0.894893" calcext:value-type="float">
            <text:p>0,894893</text:p>
          </table:table-cell>
          <table:table-cell office:value-type="float" office:value="0.890902" calcext:value-type="float">
            <text:p>0,890902</text:p>
          </table:table-cell>
          <table:table-cell office:value-type="float" office:value="0.730568" calcext:value-type="float">
            <text:p>0,730568</text:p>
          </table:table-cell>
          <table:table-cell table:number-columns-repeated="2"/>
          <table:table-cell table:formula="of:=[.$M$1] * [.I58] + (1-[.$M$1]) * [.B59]" office:value-type="float" office:value="0.30811672595826" calcext:value-type="float">
            <text:p>0,308116726</text:p>
          </table:table-cell>
          <table:table-cell table:formula="of:=[.$M$1] * [.J58] + (1-[.$M$1]) * [.C59]" office:value-type="float" office:value="0.347266025984558" calcext:value-type="float">
            <text:p>0,347266026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185918" calcext:value-type="float">
            <text:p>0,185918</text:p>
          </table:table-cell>
          <table:table-cell office:value-type="float" office:value="0.49621" calcext:value-type="float">
            <text:p>0,49621</text:p>
          </table:table-cell>
          <table:table-cell office:value-type="float" office:value="0.924165" calcext:value-type="float">
            <text:p>0,924165</text:p>
          </table:table-cell>
          <table:table-cell office:value-type="float" office:value="0.981886" calcext:value-type="float">
            <text:p>0,981886</text:p>
          </table:table-cell>
          <table:table-cell office:value-type="float" office:value="0.428744" calcext:value-type="float">
            <text:p>0,428744</text:p>
          </table:table-cell>
          <table:table-cell table:number-columns-repeated="2"/>
          <table:table-cell table:formula="of:=[.$M$1] * [.I59] + (1-[.$M$1]) * [.B60]" office:value-type="float" office:value="0.283676980766608" calcext:value-type="float">
            <text:p>0,2836769808</text:p>
          </table:table-cell>
          <table:table-cell table:formula="of:=[.$M$1] * [.J59] + (1-[.$M$1]) * [.C60]" office:value-type="float" office:value="0.377054820787646" calcext:value-type="float">
            <text:p>0,3770548208</text:p>
          </table:table-cell>
          <table:table-cell table:number-columns-repeated="3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383481" calcext:value-type="float">
            <text:p>0,383481</text:p>
          </table:table-cell>
          <table:table-cell office:value-type="float" office:value="0.616796" calcext:value-type="float">
            <text:p>0,616796</text:p>
          </table:table-cell>
          <table:table-cell office:value-type="float" office:value="0.91315" calcext:value-type="float">
            <text:p>0,91315</text:p>
          </table:table-cell>
          <table:table-cell office:value-type="float" office:value="0.991706" calcext:value-type="float">
            <text:p>0,991706</text:p>
          </table:table-cell>
          <table:table-cell office:value-type="float" office:value="0.313418" calcext:value-type="float">
            <text:p>0,313418</text:p>
          </table:table-cell>
          <table:table-cell table:number-columns-repeated="2"/>
          <table:table-cell table:formula="of:=[.$M$1] * [.I60] + (1-[.$M$1]) * [.B61]" office:value-type="float" office:value="0.303637784613286" calcext:value-type="float">
            <text:p>0,3036377846</text:p>
          </table:table-cell>
          <table:table-cell table:formula="of:=[.$M$1] * [.J60] + (1-[.$M$1]) * [.C61]" office:value-type="float" office:value="0.425003056630117" calcext:value-type="float">
            <text:p>0,4250030566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74526" calcext:value-type="float">
            <text:p>0,274526</text:p>
          </table:table-cell>
          <table:table-cell office:value-type="float" office:value="0.36368" calcext:value-type="float">
            <text:p>0,36368</text:p>
          </table:table-cell>
          <table:table-cell office:value-type="float" office:value="0.910331" calcext:value-type="float">
            <text:p>0,910331</text:p>
          </table:table-cell>
          <table:table-cell office:value-type="float" office:value="0.931939" calcext:value-type="float">
            <text:p>0,931939</text:p>
          </table:table-cell>
          <table:table-cell office:value-type="float" office:value="0.609151" calcext:value-type="float">
            <text:p>0,609151</text:p>
          </table:table-cell>
          <table:table-cell table:number-columns-repeated="2"/>
          <table:table-cell table:formula="of:=[.$M$1] * [.I61] + (1-[.$M$1]) * [.B62]" office:value-type="float" office:value="0.297815427690629" calcext:value-type="float">
            <text:p>0,2978154277</text:p>
          </table:table-cell>
          <table:table-cell table:formula="of:=[.$M$1] * [.J61] + (1-[.$M$1]) * [.C62]" office:value-type="float" office:value="0.412738445304094" calcext:value-type="float">
            <text:p>0,4127384453</text:p>
          </table:table-cell>
          <table:table-cell table:number-columns-repeated="3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298672" calcext:value-type="float">
            <text:p>0,298672</text:p>
          </table:table-cell>
          <table:table-cell office:value-type="float" office:value="0.366709" calcext:value-type="float">
            <text:p>0,366709</text:p>
          </table:table-cell>
          <table:table-cell office:value-type="float" office:value="0.935219" calcext:value-type="float">
            <text:p>0,935219</text:p>
          </table:table-cell>
          <table:table-cell office:value-type="float" office:value="0.96247" calcext:value-type="float">
            <text:p>0,96247</text:p>
          </table:table-cell>
          <table:table-cell office:value-type="float" office:value="0.605315" calcext:value-type="float">
            <text:p>0,605315</text:p>
          </table:table-cell>
          <table:table-cell table:number-columns-repeated="2"/>
          <table:table-cell table:formula="of:=[.$M$1] * [.I62] + (1-[.$M$1]) * [.B63]" office:value-type="float" office:value="0.297986742152503" calcext:value-type="float">
            <text:p>0,2979867422</text:p>
          </table:table-cell>
          <table:table-cell table:formula="of:=[.$M$1] * [.J62] + (1-[.$M$1]) * [.C63]" office:value-type="float" office:value="0.403532556243275" calcext:value-type="float">
            <text:p>0,4035325562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614066" calcext:value-type="float">
            <text:p>0,614066</text:p>
          </table:table-cell>
          <table:table-cell office:value-type="float" office:value="0.553252" calcext:value-type="float">
            <text:p>0,553252</text:p>
          </table:table-cell>
          <table:table-cell office:value-type="float" office:value="0.912829" calcext:value-type="float">
            <text:p>0,912829</text:p>
          </table:table-cell>
          <table:table-cell office:value-type="float" office:value="0.977263" calcext:value-type="float">
            <text:p>0,977263</text:p>
          </table:table-cell>
          <table:table-cell office:value-type="float" office:value="0.406779" calcext:value-type="float">
            <text:p>0,406779</text:p>
          </table:table-cell>
          <table:table-cell table:number-columns-repeated="2"/>
          <table:table-cell table:formula="of:=[.$M$1] * [.I63] + (1-[.$M$1]) * [.B64]" office:value-type="float" office:value="0.361202593722003" calcext:value-type="float">
            <text:p>0,3612025937</text:p>
          </table:table-cell>
          <table:table-cell table:formula="of:=[.$M$1] * [.J63] + (1-[.$M$1]) * [.C64]" office:value-type="float" office:value="0.43347644499462" calcext:value-type="float">
            <text:p>0,433476445</text:p>
          </table:table-cell>
          <table:table-cell table:number-columns-repeated="3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242324" calcext:value-type="float">
            <text:p>0,242324</text:p>
          </table:table-cell>
          <table:table-cell office:value-type="float" office:value="0.495005" calcext:value-type="float">
            <text:p>0,495005</text:p>
          </table:table-cell>
          <table:table-cell office:value-type="float" office:value="0.931991" calcext:value-type="float">
            <text:p>0,931991</text:p>
          </table:table-cell>
          <table:table-cell office:value-type="float" office:value="0.985024" calcext:value-type="float">
            <text:p>0,985024</text:p>
          </table:table-cell>
          <table:table-cell office:value-type="float" office:value="0.458373" calcext:value-type="float">
            <text:p>0,458373</text:p>
          </table:table-cell>
          <table:table-cell table:number-columns-repeated="2"/>
          <table:table-cell table:formula="of:=[.$M$1] * [.I64] + (1-[.$M$1]) * [.B65]" office:value-type="float" office:value="0.337426874977602" calcext:value-type="float">
            <text:p>0,337426875</text:p>
          </table:table-cell>
          <table:table-cell table:formula="of:=[.$M$1] * [.J64] + (1-[.$M$1]) * [.C65]" office:value-type="float" office:value="0.445782155995696" calcext:value-type="float">
            <text:p>0,445782156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257714" calcext:value-type="float">
            <text:p>0,257714</text:p>
          </table:table-cell>
          <table:table-cell office:value-type="float" office:value="0.410344" calcext:value-type="float">
            <text:p>0,410344</text:p>
          </table:table-cell>
          <table:table-cell office:value-type="float" office:value="0.936835" calcext:value-type="float">
            <text:p>0,936835</text:p>
          </table:table-cell>
          <table:table-cell office:value-type="float" office:value="0.980303" calcext:value-type="float">
            <text:p>0,980303</text:p>
          </table:table-cell>
          <table:table-cell office:value-type="float" office:value="0.510621" calcext:value-type="float">
            <text:p>0,510621</text:p>
          </table:table-cell>
          <table:table-cell table:number-columns-repeated="2"/>
          <table:table-cell table:formula="of:=[.$M$1] * [.I65] + (1-[.$M$1]) * [.B66]" office:value-type="float" office:value="0.321484299982082" calcext:value-type="float">
            <text:p>0,3214843</text:p>
          </table:table-cell>
          <table:table-cell table:formula="of:=[.$M$1] * [.J65] + (1-[.$M$1]) * [.C66]" office:value-type="float" office:value="0.438694524796557" calcext:value-type="float">
            <text:p>0,4386945248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3579" calcext:value-type="float">
            <text:p>0,3579</text:p>
          </table:table-cell>
          <table:table-cell office:value-type="float" office:value="0.331145" calcext:value-type="float">
            <text:p>0,331145</text:p>
          </table:table-cell>
          <table:table-cell office:value-type="float" office:value="0.933649" calcext:value-type="float">
            <text:p>0,933649</text:p>
          </table:table-cell>
          <table:table-cell office:value-type="float" office:value="0.955251" calcext:value-type="float">
            <text:p>0,955251</text:p>
          </table:table-cell>
          <table:table-cell office:value-type="float" office:value="0.625911" calcext:value-type="float">
            <text:p>0,625911</text:p>
          </table:table-cell>
          <table:table-cell table:number-columns-repeated="2"/>
          <table:table-cell table:formula="of:=[.$M$1] * [.I66] + (1-[.$M$1]) * [.B67]" office:value-type="float" office:value="0.328767439985665" calcext:value-type="float">
            <text:p>0,32876744</text:p>
          </table:table-cell>
          <table:table-cell table:formula="of:=[.$M$1] * [.J66] + (1-[.$M$1]) * [.C67]" office:value-type="float" office:value="0.417184619837246" calcext:value-type="float">
            <text:p>0,4171846198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205635" calcext:value-type="float">
            <text:p>0,205635</text:p>
          </table:table-cell>
          <table:table-cell office:value-type="float" office:value="0.30927" calcext:value-type="float">
            <text:p>0,30927</text:p>
          </table:table-cell>
          <table:table-cell office:value-type="float" office:value="0.930813" calcext:value-type="float">
            <text:p>0,930813</text:p>
          </table:table-cell>
          <table:table-cell office:value-type="float" office:value="0.945074" calcext:value-type="float">
            <text:p>0,945074</text:p>
          </table:table-cell>
          <table:table-cell office:value-type="float" office:value="0.664699" calcext:value-type="float">
            <text:p>0,664699</text:p>
          </table:table-cell>
          <table:table-cell table:number-columns-repeated="2"/>
          <table:table-cell table:formula="of:=[.$M$1] * [.I67] + (1-[.$M$1]) * [.B68]" office:value-type="float" office:value="0.304140951988532" calcext:value-type="float">
            <text:p>0,304140952</text:p>
          </table:table-cell>
          <table:table-cell table:formula="of:=[.$M$1] * [.J67] + (1-[.$M$1]) * [.C68]" office:value-type="float" office:value="0.395601695869796" calcext:value-type="float">
            <text:p>0,3956016959</text:p>
          </table:table-cell>
          <table:table-cell table:number-columns-repeated="3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220985" calcext:value-type="float">
            <text:p>0,220985</text:p>
          </table:table-cell>
          <table:table-cell office:value-type="float" office:value="0.372884" calcext:value-type="float">
            <text:p>0,372884</text:p>
          </table:table-cell>
          <table:table-cell office:value-type="float" office:value="0.891338" calcext:value-type="float">
            <text:p>0,891338</text:p>
          </table:table-cell>
          <table:table-cell office:value-type="float" office:value="0.902594" calcext:value-type="float">
            <text:p>0,902594</text:p>
          </table:table-cell>
          <table:table-cell office:value-type="float" office:value="0.655203" calcext:value-type="float">
            <text:p>0,655203</text:p>
          </table:table-cell>
          <table:table-cell table:number-columns-repeated="2"/>
          <table:table-cell table:formula="of:=[.$M$1] * [.I68] + (1-[.$M$1]) * [.B69]" office:value-type="float" office:value="0.287509761590826" calcext:value-type="float">
            <text:p>0,2875097616</text:p>
          </table:table-cell>
          <table:table-cell table:formula="of:=[.$M$1] * [.J68] + (1-[.$M$1]) * [.C69]" office:value-type="float" office:value="0.391058156695837" calcext:value-type="float">
            <text:p>0,3910581567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244875" calcext:value-type="float">
            <text:p>0,244875</text:p>
          </table:table-cell>
          <table:table-cell office:value-type="float" office:value="0.536873" calcext:value-type="float">
            <text:p>0,536873</text:p>
          </table:table-cell>
          <table:table-cell office:value-type="float" office:value="0.90961" calcext:value-type="float">
            <text:p>0,90961</text:p>
          </table:table-cell>
          <table:table-cell office:value-type="float" office:value="0.975836" calcext:value-type="float">
            <text:p>0,975836</text:p>
          </table:table-cell>
          <table:table-cell office:value-type="float" office:value="0.375594" calcext:value-type="float">
            <text:p>0,375594</text:p>
          </table:table-cell>
          <table:table-cell table:number-columns-repeated="2"/>
          <table:table-cell table:formula="of:=[.$M$1] * [.I69] + (1-[.$M$1]) * [.B70]" office:value-type="float" office:value="0.278982809272661" calcext:value-type="float">
            <text:p>0,2789828093</text:p>
          </table:table-cell>
          <table:table-cell table:formula="of:=[.$M$1] * [.J69] + (1-[.$M$1]) * [.C70]" office:value-type="float" office:value="0.42022112535667" calcext:value-type="float">
            <text:p>0,4202211254</text:p>
          </table:table-cell>
          <table:table-cell table:number-columns-repeated="3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244718" calcext:value-type="float">
            <text:p>0,244718</text:p>
          </table:table-cell>
          <table:table-cell office:value-type="float" office:value="0.314256" calcext:value-type="float">
            <text:p>0,314256</text:p>
          </table:table-cell>
          <table:table-cell office:value-type="float" office:value="0.851044" calcext:value-type="float">
            <text:p>0,851044</text:p>
          </table:table-cell>
          <table:table-cell office:value-type="float" office:value="0.843084" calcext:value-type="float">
            <text:p>0,843084</text:p>
          </table:table-cell>
          <table:table-cell office:value-type="float" office:value="0.73891" calcext:value-type="float">
            <text:p>0,73891</text:p>
          </table:table-cell>
          <table:table-cell table:number-columns-repeated="2"/>
          <table:table-cell table:formula="of:=[.$M$1] * [.I70] + (1-[.$M$1]) * [.B71]" office:value-type="float" office:value="0.272129847418128" calcext:value-type="float">
            <text:p>0,2721298474</text:p>
          </table:table-cell>
          <table:table-cell table:formula="of:=[.$M$1] * [.J70] + (1-[.$M$1]) * [.C71]" office:value-type="float" office:value="0.399028100285336" calcext:value-type="float">
            <text:p>0,3990281003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718406" calcext:value-type="float">
            <text:p>0,718406</text:p>
          </table:table-cell>
          <table:table-cell office:value-type="float" office:value="0.358153" calcext:value-type="float">
            <text:p>0,358153</text:p>
          </table:table-cell>
          <table:table-cell office:value-type="float" office:value="0.940939" calcext:value-type="float">
            <text:p>0,940939</text:p>
          </table:table-cell>
          <table:table-cell office:value-type="float" office:value="0.971666" calcext:value-type="float">
            <text:p>0,971666</text:p>
          </table:table-cell>
          <table:table-cell office:value-type="float" office:value="0.579579" calcext:value-type="float">
            <text:p>0,579579</text:p>
          </table:table-cell>
          <table:table-cell table:number-columns-repeated="2"/>
          <table:table-cell table:formula="of:=[.$M$1] * [.I71] + (1-[.$M$1]) * [.B72]" office:value-type="float" office:value="0.361385077934503" calcext:value-type="float">
            <text:p>0,3613850779</text:p>
          </table:table-cell>
          <table:table-cell table:formula="of:=[.$M$1] * [.J71] + (1-[.$M$1]) * [.C72]" office:value-type="float" office:value="0.390853080228269" calcext:value-type="float">
            <text:p>0,3908530802</text:p>
          </table:table-cell>
          <table:table-cell table:number-columns-repeated="3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278957" calcext:value-type="float">
            <text:p>0,278957</text:p>
          </table:table-cell>
          <table:table-cell office:value-type="float" office:value="0.29496" calcext:value-type="float">
            <text:p>0,29496</text:p>
          </table:table-cell>
          <table:table-cell office:value-type="float" office:value="0.866691" calcext:value-type="float">
            <text:p>0,866691</text:p>
          </table:table-cell>
          <table:table-cell office:value-type="float" office:value="0.856148" calcext:value-type="float">
            <text:p>0,856148</text:p>
          </table:table-cell>
          <table:table-cell office:value-type="float" office:value="0.74532" calcext:value-type="float">
            <text:p>0,74532</text:p>
          </table:table-cell>
          <table:table-cell table:number-columns-repeated="2"/>
          <table:table-cell table:formula="of:=[.$M$1] * [.I72] + (1-[.$M$1]) * [.B73]" office:value-type="float" office:value="0.344899462347602" calcext:value-type="float">
            <text:p>0,3448994623</text:p>
          </table:table-cell>
          <table:table-cell table:formula="of:=[.$M$1] * [.J72] + (1-[.$M$1]) * [.C73]" office:value-type="float" office:value="0.371674464182615" calcext:value-type="float">
            <text:p>0,3716744642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330995" calcext:value-type="float">
            <text:p>0,330995</text:p>
          </table:table-cell>
          <table:table-cell office:value-type="float" office:value="0.402645" calcext:value-type="float">
            <text:p>0,402645</text:p>
          </table:table-cell>
          <table:table-cell office:value-type="float" office:value="0.649951" calcext:value-type="float">
            <text:p>0,649951</text:p>
          </table:table-cell>
          <table:table-cell office:value-type="float" office:value="0.598085" calcext:value-type="float">
            <text:p>0,598085</text:p>
          </table:table-cell>
          <table:table-cell office:value-type="float" office:value="0.808997" calcext:value-type="float">
            <text:p>0,808997</text:p>
          </table:table-cell>
          <table:table-cell table:number-columns-repeated="2"/>
          <table:table-cell table:formula="of:=[.$M$1] * [.I73] + (1-[.$M$1]) * [.B74]" office:value-type="float" office:value="0.342118569878082" calcext:value-type="float">
            <text:p>0,3421185699</text:p>
          </table:table-cell>
          <table:table-cell table:formula="of:=[.$M$1] * [.J73] + (1-[.$M$1]) * [.C74]" office:value-type="float" office:value="0.377868571346092" calcext:value-type="float">
            <text:p>0,3778685713</text:p>
          </table:table-cell>
          <table:table-cell table:number-columns-repeated="3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314316" calcext:value-type="float">
            <text:p>0,314316</text:p>
          </table:table-cell>
          <table:table-cell office:value-type="float" office:value="0.344003" calcext:value-type="float">
            <text:p>0,344003</text:p>
          </table:table-cell>
          <table:table-cell office:value-type="float" office:value="0.842745" calcext:value-type="float">
            <text:p>0,842745</text:p>
          </table:table-cell>
          <table:table-cell office:value-type="float" office:value="0.823732" calcext:value-type="float">
            <text:p>0,823732</text:p>
          </table:table-cell>
          <table:table-cell office:value-type="float" office:value="0.772828" calcext:value-type="float">
            <text:p>0,772828</text:p>
          </table:table-cell>
          <table:table-cell table:number-columns-repeated="2"/>
          <table:table-cell table:formula="of:=[.$M$1] * [.I74] + (1-[.$M$1]) * [.B75]" office:value-type="float" office:value="0.336558055902465" calcext:value-type="float">
            <text:p>0,3365580559</text:p>
          </table:table-cell>
          <table:table-cell table:formula="of:=[.$M$1] * [.J74] + (1-[.$M$1]) * [.C75]" office:value-type="float" office:value="0.371095457076873" calcext:value-type="float">
            <text:p>0,3710954571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24629" calcext:value-type="float">
            <text:p>0,24629</text:p>
          </table:table-cell>
          <table:table-cell office:value-type="float" office:value="0.389759" calcext:value-type="float">
            <text:p>0,389759</text:p>
          </table:table-cell>
          <table:table-cell office:value-type="float" office:value="0.93372" calcext:value-type="float">
            <text:p>0,93372</text:p>
          </table:table-cell>
          <table:table-cell office:value-type="float" office:value="0.962429" calcext:value-type="float">
            <text:p>0,962429</text:p>
          </table:table-cell>
          <table:table-cell office:value-type="float" office:value="0.597888" calcext:value-type="float">
            <text:p>0,597888</text:p>
          </table:table-cell>
          <table:table-cell table:number-columns-repeated="2"/>
          <table:table-cell table:formula="of:=[.$M$1] * [.I75] + (1-[.$M$1]) * [.B76]" office:value-type="float" office:value="0.318504444721972" calcext:value-type="float">
            <text:p>0,3185044447</text:p>
          </table:table-cell>
          <table:table-cell table:formula="of:=[.$M$1] * [.J75] + (1-[.$M$1]) * [.C76]" office:value-type="float" office:value="0.374828165661499" calcext:value-type="float">
            <text:p>0,3748281657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208548" calcext:value-type="float">
            <text:p>0,208548</text:p>
          </table:table-cell>
          <table:table-cell office:value-type="float" office:value="0.331179" calcext:value-type="float">
            <text:p>0,331179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01355" calcext:value-type="float">
            <text:p>0,901355</text:p>
          </table:table-cell>
          <table:table-cell office:value-type="float" office:value="0.680722" calcext:value-type="float">
            <text:p>0,680722</text:p>
          </table:table-cell>
          <table:table-cell table:number-columns-repeated="2"/>
          <table:table-cell table:formula="of:=[.$M$1] * [.I76] + (1-[.$M$1]) * [.B77]" office:value-type="float" office:value="0.296513155777578" calcext:value-type="float">
            <text:p>0,2965131558</text:p>
          </table:table-cell>
          <table:table-cell table:formula="of:=[.$M$1] * [.J76] + (1-[.$M$1]) * [.C77]" office:value-type="float" office:value="0.366098332529199" calcext:value-type="float">
            <text:p>0,3660983325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287222" calcext:value-type="float">
            <text:p>0,287222</text:p>
          </table:table-cell>
          <table:table-cell office:value-type="float" office:value="0.488105" calcext:value-type="float">
            <text:p>0,488105</text:p>
          </table:table-cell>
          <table:table-cell office:value-type="float" office:value="0.928153" calcext:value-type="float">
            <text:p>0,928153</text:p>
          </table:table-cell>
          <table:table-cell office:value-type="float" office:value="0.984141" calcext:value-type="float">
            <text:p>0,984141</text:p>
          </table:table-cell>
          <table:table-cell office:value-type="float" office:value="0.449897" calcext:value-type="float">
            <text:p>0,449897</text:p>
          </table:table-cell>
          <table:table-cell table:number-columns-repeated="2"/>
          <table:table-cell table:formula="of:=[.$M$1] * [.I77] + (1-[.$M$1]) * [.B78]" office:value-type="float" office:value="0.294654924622062" calcext:value-type="float">
            <text:p>0,2946549246</text:p>
          </table:table-cell>
          <table:table-cell table:formula="of:=[.$M$1] * [.J77] + (1-[.$M$1]) * [.C78]" office:value-type="float" office:value="0.390499666023359" calcext:value-type="float">
            <text:p>0,390499666</text:p>
          </table:table-cell>
          <table:table-cell table:number-columns-repeated="3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470989" calcext:value-type="float">
            <text:p>0,470989</text:p>
          </table:table-cell>
          <table:table-cell office:value-type="float" office:value="0.31029" calcext:value-type="float">
            <text:p>0,31029</text:p>
          </table:table-cell>
          <table:table-cell office:value-type="float" office:value="0.83678" calcext:value-type="float">
            <text:p>0,83678</text:p>
          </table:table-cell>
          <table:table-cell office:value-type="float" office:value="0.81481" calcext:value-type="float">
            <text:p>0,81481</text:p>
          </table:table-cell>
          <table:table-cell office:value-type="float" office:value="0.780334" calcext:value-type="float">
            <text:p>0,780334</text:p>
          </table:table-cell>
          <table:table-cell table:number-columns-repeated="2"/>
          <table:table-cell table:formula="of:=[.$M$1] * [.I78] + (1-[.$M$1]) * [.B79]" office:value-type="float" office:value="0.32992173969765" calcext:value-type="float">
            <text:p>0,3299217397</text:p>
          </table:table-cell>
          <table:table-cell table:formula="of:=[.$M$1] * [.J78] + (1-[.$M$1]) * [.C79]" office:value-type="float" office:value="0.374457732818687" calcext:value-type="float">
            <text:p>0,3744577328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632672" calcext:value-type="float">
            <text:p>0,632672</text:p>
          </table:table-cell>
          <table:table-cell office:value-type="float" office:value="0.324096" calcext:value-type="float">
            <text:p>0,324096</text:p>
          </table:table-cell>
          <table:table-cell office:value-type="float" office:value="0.934389" calcext:value-type="float">
            <text:p>0,934389</text:p>
          </table:table-cell>
          <table:table-cell office:value-type="float" office:value="0.959055" calcext:value-type="float">
            <text:p>0,959055</text:p>
          </table:table-cell>
          <table:table-cell office:value-type="float" office:value="0.613805" calcext:value-type="float">
            <text:p>0,613805</text:p>
          </table:table-cell>
          <table:table-cell table:number-columns-repeated="2"/>
          <table:table-cell table:formula="of:=[.$M$1] * [.I79] + (1-[.$M$1]) * [.B80]" office:value-type="float" office:value="0.39047179175812" calcext:value-type="float">
            <text:p>0,3904717918</text:p>
          </table:table-cell>
          <table:table-cell table:formula="of:=[.$M$1] * [.J79] + (1-[.$M$1]) * [.C80]" office:value-type="float" office:value="0.36438538625495" calcext:value-type="float">
            <text:p>0,3643853863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349207" calcext:value-type="float">
            <text:p>0,349207</text:p>
          </table:table-cell>
          <table:table-cell office:value-type="float" office:value="0.472998" calcext:value-type="float">
            <text:p>0,472998</text:p>
          </table:table-cell>
          <table:table-cell office:value-type="float" office:value="0.92925" calcext:value-type="float">
            <text:p>0,92925</text:p>
          </table:table-cell>
          <table:table-cell office:value-type="float" office:value="0.988675" calcext:value-type="float">
            <text:p>0,988675</text:p>
          </table:table-cell>
          <table:table-cell office:value-type="float" office:value="0.431531" calcext:value-type="float">
            <text:p>0,431531</text:p>
          </table:table-cell>
          <table:table-cell table:number-columns-repeated="2"/>
          <table:table-cell table:formula="of:=[.$M$1] * [.I80] + (1-[.$M$1]) * [.B81]" office:value-type="float" office:value="0.382218833406496" calcext:value-type="float">
            <text:p>0,3822188334</text:p>
          </table:table-cell>
          <table:table-cell table:formula="of:=[.$M$1] * [.J80] + (1-[.$M$1]) * [.C81]" office:value-type="float" office:value="0.38610790900396" calcext:value-type="float">
            <text:p>0,386107909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24192" calcext:value-type="float">
            <text:p>0,24192</text:p>
          </table:table-cell>
          <table:table-cell office:value-type="float" office:value="0.310758" calcext:value-type="float">
            <text:p>0,310758</text:p>
          </table:table-cell>
          <table:table-cell office:value-type="float" office:value="0.888154" calcext:value-type="float">
            <text:p>0,888154</text:p>
          </table:table-cell>
          <table:table-cell office:value-type="float" office:value="0.878608" calcext:value-type="float">
            <text:p>0,878608</text:p>
          </table:table-cell>
          <table:table-cell office:value-type="float" office:value="0.756679" calcext:value-type="float">
            <text:p>0,756679</text:p>
          </table:table-cell>
          <table:table-cell table:number-columns-repeated="2"/>
          <table:table-cell table:formula="of:=[.$M$1] * [.I81] + (1-[.$M$1]) * [.B82]" office:value-type="float" office:value="0.354159066725197" calcext:value-type="float">
            <text:p>0,3541590667</text:p>
          </table:table-cell>
          <table:table-cell table:formula="of:=[.$M$1] * [.J81] + (1-[.$M$1]) * [.C82]" office:value-type="float" office:value="0.371037927203168" calcext:value-type="float">
            <text:p>0,3710379272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233153" calcext:value-type="float">
            <text:p>0,233153</text:p>
          </table:table-cell>
          <table:table-cell office:value-type="float" office:value="0.375274" calcext:value-type="float">
            <text:p>0,375274</text:p>
          </table:table-cell>
          <table:table-cell office:value-type="float" office:value="0.890688" calcext:value-type="float">
            <text:p>0,890688</text:p>
          </table:table-cell>
          <table:table-cell office:value-type="float" office:value="0.90014" calcext:value-type="float">
            <text:p>0,90014</text:p>
          </table:table-cell>
          <table:table-cell office:value-type="float" office:value="0.660564" calcext:value-type="float">
            <text:p>0,660564</text:p>
          </table:table-cell>
          <table:table-cell table:number-columns-repeated="2"/>
          <table:table-cell table:formula="of:=[.$M$1] * [.I82] + (1-[.$M$1]) * [.B83]" office:value-type="float" office:value="0.329957853380157" calcext:value-type="float">
            <text:p>0,3299578534</text:p>
          </table:table-cell>
          <table:table-cell table:formula="of:=[.$M$1] * [.J82] + (1-[.$M$1]) * [.C83]" office:value-type="float" office:value="0.371885141762534" calcext:value-type="float">
            <text:p>0,3718851418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27038" calcext:value-type="float">
            <text:p>0,27038</text:p>
          </table:table-cell>
          <table:table-cell office:value-type="float" office:value="0.300523" calcext:value-type="float">
            <text:p>0,300523</text:p>
          </table:table-cell>
          <table:table-cell office:value-type="float" office:value="0.91623" calcext:value-type="float">
            <text:p>0,91623</text:p>
          </table:table-cell>
          <table:table-cell office:value-type="float" office:value="0.92141" calcext:value-type="float">
            <text:p>0,92141</text:p>
          </table:table-cell>
          <table:table-cell office:value-type="float" office:value="0.700928" calcext:value-type="float">
            <text:p>0,700928</text:p>
          </table:table-cell>
          <table:table-cell table:number-columns-repeated="2"/>
          <table:table-cell table:formula="of:=[.$M$1] * [.I83] + (1-[.$M$1]) * [.B84]" office:value-type="float" office:value="0.318042282704126" calcext:value-type="float">
            <text:p>0,3180422827</text:p>
          </table:table-cell>
          <table:table-cell table:formula="of:=[.$M$1] * [.J83] + (1-[.$M$1]) * [.C84]" office:value-type="float" office:value="0.357612713410027" calcext:value-type="float">
            <text:p>0,3576127134</text:p>
          </table:table-cell>
          <table:table-cell table:number-columns-repeated="3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160766" calcext:value-type="float">
            <text:p>0,160766</text:p>
          </table:table-cell>
          <table:table-cell office:value-type="float" office:value="0.492479" calcext:value-type="float">
            <text:p>0,492479</text:p>
          </table:table-cell>
          <table:table-cell office:value-type="float" office:value="0.932264" calcext:value-type="float">
            <text:p>0,932264</text:p>
          </table:table-cell>
          <table:table-cell office:value-type="float" office:value="0.98923" calcext:value-type="float">
            <text:p>0,98923</text:p>
          </table:table-cell>
          <table:table-cell office:value-type="float" office:value="0.43342" calcext:value-type="float">
            <text:p>0,43342</text:p>
          </table:table-cell>
          <table:table-cell table:number-columns-repeated="2"/>
          <table:table-cell table:formula="of:=[.$M$1] * [.I84] + (1-[.$M$1]) * [.B85]" office:value-type="float" office:value="0.286587026163301" calcext:value-type="float">
            <text:p>0,2865870262</text:p>
          </table:table-cell>
          <table:table-cell table:formula="of:=[.$M$1] * [.J84] + (1-[.$M$1]) * [.C85]" office:value-type="float" office:value="0.384585970728022" calcext:value-type="float">
            <text:p>0,3845859707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194406" calcext:value-type="float">
            <text:p>0,194406</text:p>
          </table:table-cell>
          <table:table-cell office:value-type="float" office:value="0.29853" calcext:value-type="float">
            <text:p>0,29853</text:p>
          </table:table-cell>
          <table:table-cell office:value-type="float" office:value="0.912029" calcext:value-type="float">
            <text:p>0,912029</text:p>
          </table:table-cell>
          <table:table-cell office:value-type="float" office:value="0.913675" calcext:value-type="float">
            <text:p>0,913675</text:p>
          </table:table-cell>
          <table:table-cell office:value-type="float" office:value="0.724427" calcext:value-type="float">
            <text:p>0,724427</text:p>
          </table:table-cell>
          <table:table-cell table:number-columns-repeated="2"/>
          <table:table-cell table:formula="of:=[.$M$1] * [.I85] + (1-[.$M$1]) * [.B86]" office:value-type="float" office:value="0.268150820930641" calcext:value-type="float">
            <text:p>0,2681508209</text:p>
          </table:table-cell>
          <table:table-cell table:formula="of:=[.$M$1] * [.J85] + (1-[.$M$1]) * [.C86]" office:value-type="float" office:value="0.367374776582417" calcext:value-type="float">
            <text:p>0,3673747766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26194" calcext:value-type="float">
            <text:p>0,26194</text:p>
          </table:table-cell>
          <table:table-cell office:value-type="float" office:value="0.598464" calcext:value-type="float">
            <text:p>0,598464</text:p>
          </table:table-cell>
          <table:table-cell office:value-type="float" office:value="0.897475" calcext:value-type="float">
            <text:p>0,897475</text:p>
          </table:table-cell>
          <table:table-cell office:value-type="float" office:value="0.966992" calcext:value-type="float">
            <text:p>0,966992</text:p>
          </table:table-cell>
          <table:table-cell office:value-type="float" office:value="0.337291" calcext:value-type="float">
            <text:p>0,337291</text:p>
          </table:table-cell>
          <table:table-cell table:number-columns-repeated="2"/>
          <table:table-cell table:formula="of:=[.$M$1] * [.I86] + (1-[.$M$1]) * [.B87]" office:value-type="float" office:value="0.266908656744512" calcext:value-type="float">
            <text:p>0,2669086567</text:p>
          </table:table-cell>
          <table:table-cell table:formula="of:=[.$M$1] * [.J86] + (1-[.$M$1]) * [.C87]" office:value-type="float" office:value="0.413592621265934" calcext:value-type="float">
            <text:p>0,4135926213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360533" calcext:value-type="float">
            <text:p>0,360533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824622" calcext:value-type="float">
            <text:p>0,824622</text:p>
          </table:table-cell>
          <table:table-cell office:value-type="float" office:value="0.858009" calcext:value-type="float">
            <text:p>0,858009</text:p>
          </table:table-cell>
          <table:table-cell office:value-type="float" office:value="0.491598" calcext:value-type="float">
            <text:p>0,491598</text:p>
          </table:table-cell>
          <table:table-cell table:number-columns-repeated="2"/>
          <table:table-cell table:formula="of:=[.$M$1] * [.I87] + (1-[.$M$1]) * [.B88]" office:value-type="float" office:value="0.28563352539561" calcext:value-type="float">
            <text:p>0,2856335254</text:p>
          </table:table-cell>
          <table:table-cell table:formula="of:=[.$M$1] * [.J87] + (1-[.$M$1]) * [.C88]" office:value-type="float" office:value="0.436334097012747" calcext:value-type="float">
            <text:p>0,436334097</text:p>
          </table:table-cell>
          <table:table-cell table:number-columns-repeated="3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453818" calcext:value-type="float">
            <text:p>0,453818</text:p>
          </table:table-cell>
          <table:table-cell office:value-type="float" office:value="0.333328" calcext:value-type="float">
            <text:p>0,333328</text:p>
          </table:table-cell>
          <table:table-cell office:value-type="float" office:value="0.934057" calcext:value-type="float">
            <text:p>0,934057</text:p>
          </table:table-cell>
          <table:table-cell office:value-type="float" office:value="0.950784" calcext:value-type="float">
            <text:p>0,950784</text:p>
          </table:table-cell>
          <table:table-cell office:value-type="float" office:value="0.653399" calcext:value-type="float">
            <text:p>0,653399</text:p>
          </table:table-cell>
          <table:table-cell table:number-columns-repeated="2"/>
          <table:table-cell table:formula="of:=[.$M$1] * [.I88] + (1-[.$M$1]) * [.B89]" office:value-type="float" office:value="0.319270420316488" calcext:value-type="float">
            <text:p>0,3192704203</text:p>
          </table:table-cell>
          <table:table-cell table:formula="of:=[.$M$1] * [.J88] + (1-[.$M$1]) * [.C89]" office:value-type="float" office:value="0.415732877610198" calcext:value-type="float">
            <text:p>0,4157328776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359413" calcext:value-type="float">
            <text:p>0,359413</text:p>
          </table:table-cell>
          <table:table-cell office:value-type="float" office:value="0.326366" calcext:value-type="float">
            <text:p>0,326366</text:p>
          </table:table-cell>
          <table:table-cell office:value-type="float" office:value="0.921298" calcext:value-type="float">
            <text:p>0,921298</text:p>
          </table:table-cell>
          <table:table-cell office:value-type="float" office:value="0.92883" calcext:value-type="float">
            <text:p>0,92883</text:p>
          </table:table-cell>
          <table:table-cell office:value-type="float" office:value="0.697307" calcext:value-type="float">
            <text:p>0,697307</text:p>
          </table:table-cell>
          <table:table-cell table:number-columns-repeated="2"/>
          <table:table-cell table:formula="of:=[.$M$1] * [.I89] + (1-[.$M$1]) * [.B90]" office:value-type="float" office:value="0.32729893625319" calcext:value-type="float">
            <text:p>0,3272989363</text:p>
          </table:table-cell>
          <table:table-cell table:formula="of:=[.$M$1] * [.J89] + (1-[.$M$1]) * [.C90]" office:value-type="float" office:value="0.397859502088158" calcext:value-type="float">
            <text:p>0,3978595021</text:p>
          </table:table-cell>
          <table:table-cell table:number-columns-repeated="3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29705" calcext:value-type="float">
            <text:p>0,29705</text:p>
          </table:table-cell>
          <table:table-cell office:value-type="float" office:value="0.316193" calcext:value-type="float">
            <text:p>0,316193</text:p>
          </table:table-cell>
          <table:table-cell office:value-type="float" office:value="0.899273" calcext:value-type="float">
            <text:p>0,899273</text:p>
          </table:table-cell>
          <table:table-cell office:value-type="float" office:value="0.899799" calcext:value-type="float">
            <text:p>0,899799</text:p>
          </table:table-cell>
          <table:table-cell office:value-type="float" office:value="0.725948" calcext:value-type="float">
            <text:p>0,725948</text:p>
          </table:table-cell>
          <table:table-cell table:number-columns-repeated="2"/>
          <table:table-cell table:formula="of:=[.$M$1] * [.I90] + (1-[.$M$1]) * [.B91]" office:value-type="float" office:value="0.321249149002552" calcext:value-type="float">
            <text:p>0,321249149</text:p>
          </table:table-cell>
          <table:table-cell table:formula="of:=[.$M$1] * [.J90] + (1-[.$M$1]) * [.C91]" office:value-type="float" office:value="0.381526201670527" calcext:value-type="float">
            <text:p>0,3815262017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223953" calcext:value-type="float">
            <text:p>0,223953</text:p>
          </table:table-cell>
          <table:table-cell office:value-type="float" office:value="0.318724" calcext:value-type="float">
            <text:p>0,318724</text:p>
          </table:table-cell>
          <table:table-cell office:value-type="float" office:value="0.809609" calcext:value-type="float">
            <text:p>0,809609</text:p>
          </table:table-cell>
          <table:table-cell office:value-type="float" office:value="0.779133" calcext:value-type="float">
            <text:p>0,779133</text:p>
          </table:table-cell>
          <table:table-cell office:value-type="float" office:value="0.804357" calcext:value-type="float">
            <text:p>0,804357</text:p>
          </table:table-cell>
          <table:table-cell table:number-columns-repeated="2"/>
          <table:table-cell table:formula="of:=[.$M$1] * [.I91] + (1-[.$M$1]) * [.B92]" office:value-type="float" office:value="0.301789919202042" calcext:value-type="float">
            <text:p>0,3017899192</text:p>
          </table:table-cell>
          <table:table-cell table:formula="of:=[.$M$1] * [.J91] + (1-[.$M$1]) * [.C92]" office:value-type="float" office:value="0.368965761336421" calcext:value-type="float">
            <text:p>0,3689657613</text:p>
          </table:table-cell>
          <table:table-cell table:number-columns-repeated="3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199745" calcext:value-type="float">
            <text:p>0,199745</text:p>
          </table:table-cell>
          <table:table-cell office:value-type="float" office:value="0.316393" calcext:value-type="float">
            <text:p>0,316393</text:p>
          </table:table-cell>
          <table:table-cell office:value-type="float" office:value="0.809007" calcext:value-type="float">
            <text:p>0,809007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795233" calcext:value-type="float">
            <text:p>0,795233</text:p>
          </table:table-cell>
          <table:table-cell table:number-columns-repeated="2"/>
          <table:table-cell table:formula="of:=[.$M$1] * [.I92] + (1-[.$M$1]) * [.B93]" office:value-type="float" office:value="0.281380935361633" calcext:value-type="float">
            <text:p>0,2813809354</text:p>
          </table:table-cell>
          <table:table-cell table:formula="of:=[.$M$1] * [.J92] + (1-[.$M$1]) * [.C93]" office:value-type="float" office:value="0.358451209069137" calcext:value-type="float">
            <text:p>0,3584512091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33532" calcext:value-type="float">
            <text:p>0,33532</text:p>
          </table:table-cell>
          <table:table-cell office:value-type="float" office:value="0.290294" calcext:value-type="float">
            <text:p>0,290294</text:p>
          </table:table-cell>
          <table:table-cell office:value-type="float" office:value="0.872972" calcext:value-type="float">
            <text:p>0,872972</text:p>
          </table:table-cell>
          <table:table-cell office:value-type="float" office:value="0.859658" calcext:value-type="float">
            <text:p>0,859658</text:p>
          </table:table-cell>
          <table:table-cell office:value-type="float" office:value="0.768261" calcext:value-type="float">
            <text:p>0,768261</text:p>
          </table:table-cell>
          <table:table-cell table:number-columns-repeated="2"/>
          <table:table-cell table:formula="of:=[.$M$1] * [.I93] + (1-[.$M$1]) * [.B94]" office:value-type="float" office:value="0.292168748289307" calcext:value-type="float">
            <text:p>0,2921687483</text:p>
          </table:table-cell>
          <table:table-cell table:formula="of:=[.$M$1] * [.J93] + (1-[.$M$1]) * [.C94]" office:value-type="float" office:value="0.34481976725531" calcext:value-type="float">
            <text:p>0,3448197673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166268" calcext:value-type="float">
            <text:p>0,166268</text:p>
          </table:table-cell>
          <table:table-cell office:value-type="float" office:value="0.272002" calcext:value-type="float">
            <text:p>0,272002</text:p>
          </table:table-cell>
          <table:table-cell office:value-type="float" office:value="0.892154" calcext:value-type="float">
            <text:p>0,892154</text:p>
          </table:table-cell>
          <table:table-cell office:value-type="float" office:value="0.886296" calcext:value-type="float">
            <text:p>0,886296</text:p>
          </table:table-cell>
          <table:table-cell office:value-type="float" office:value="0.747227" calcext:value-type="float">
            <text:p>0,747227</text:p>
          </table:table-cell>
          <table:table-cell table:number-columns-repeated="2"/>
          <table:table-cell table:formula="of:=[.$M$1] * [.I94] + (1-[.$M$1]) * [.B95]" office:value-type="float" office:value="0.266988598631445" calcext:value-type="float">
            <text:p>0,2669885986</text:p>
          </table:table-cell>
          <table:table-cell table:formula="of:=[.$M$1] * [.J94] + (1-[.$M$1]) * [.C95]" office:value-type="float" office:value="0.330256213804248" calcext:value-type="float">
            <text:p>0,3302562138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152311" calcext:value-type="float">
            <text:p>0,152311</text:p>
          </table:table-cell>
          <table:table-cell office:value-type="float" office:value="0.315614" calcext:value-type="float">
            <text:p>0,315614</text:p>
          </table:table-cell>
          <table:table-cell office:value-type="float" office:value="0.902466" calcext:value-type="float">
            <text:p>0,902466</text:p>
          </table:table-cell>
          <table:table-cell office:value-type="float" office:value="0.901873" calcext:value-type="float">
            <text:p>0,901873</text:p>
          </table:table-cell>
          <table:table-cell office:value-type="float" office:value="0.714463" calcext:value-type="float">
            <text:p>0,714463</text:p>
          </table:table-cell>
          <table:table-cell table:number-columns-repeated="2"/>
          <table:table-cell table:formula="of:=[.$M$1] * [.I95] + (1-[.$M$1]) * [.B96]" office:value-type="float" office:value="0.244053078905156" calcext:value-type="float">
            <text:p>0,2440530789</text:p>
          </table:table-cell>
          <table:table-cell table:formula="of:=[.$M$1] * [.J95] + (1-[.$M$1]) * [.C96]" office:value-type="float" office:value="0.327327771043398" calcext:value-type="float">
            <text:p>0,327327771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431361" calcext:value-type="float">
            <text:p>0,431361</text:p>
          </table:table-cell>
          <table:table-cell office:value-type="float" office:value="0.34411" calcext:value-type="float">
            <text:p>0,34411</text:p>
          </table:table-cell>
          <table:table-cell office:value-type="float" office:value="0.769807" calcext:value-type="float">
            <text:p>0,769807</text:p>
          </table:table-cell>
          <table:table-cell office:value-type="float" office:value="0.735745" calcext:value-type="float">
            <text:p>0,735745</text:p>
          </table:table-cell>
          <table:table-cell office:value-type="float" office:value="0.786885" calcext:value-type="float">
            <text:p>0,786885</text:p>
          </table:table-cell>
          <table:table-cell table:number-columns-repeated="2"/>
          <table:table-cell table:formula="of:=[.$M$1] * [.I96] + (1-[.$M$1]) * [.B97]" office:value-type="float" office:value="0.281514663124125" calcext:value-type="float">
            <text:p>0,2815146631</text:p>
          </table:table-cell>
          <table:table-cell table:formula="of:=[.$M$1] * [.J96] + (1-[.$M$1]) * [.C97]" office:value-type="float" office:value="0.330684216834718" calcext:value-type="float">
            <text:p>0,3306842168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455277" calcext:value-type="float">
            <text:p>0,455277</text:p>
          </table:table-cell>
          <table:table-cell office:value-type="float" office:value="0.34411" calcext:value-type="float">
            <text:p>0,34411</text:p>
          </table:table-cell>
          <table:table-cell office:value-type="float" office:value="0.769807" calcext:value-type="float">
            <text:p>0,769807</text:p>
          </table:table-cell>
          <table:table-cell office:value-type="float" office:value="0.735745" calcext:value-type="float">
            <text:p>0,735745</text:p>
          </table:table-cell>
          <table:table-cell office:value-type="float" office:value="0.786885" calcext:value-type="float">
            <text:p>0,786885</text:p>
          </table:table-cell>
          <table:table-cell table:number-columns-repeated="2"/>
          <table:table-cell table:formula="of:=[.$M$1] * [.I97] + (1-[.$M$1]) * [.B98]" office:value-type="float" office:value="0.3162671304993" calcext:value-type="float">
            <text:p>0,3162671305</text:p>
          </table:table-cell>
          <table:table-cell table:formula="of:=[.$M$1] * [.J97] + (1-[.$M$1]) * [.C98]" office:value-type="float" office:value="0.333369373467775" calcext:value-type="float">
            <text:p>0,3333693735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13704" calcext:value-type="float">
            <text:p>0,13704</text:p>
          </table:table-cell>
          <table:table-cell office:value-type="float" office:value="0.347318" calcext:value-type="float">
            <text:p>0,347318</text:p>
          </table:table-cell>
          <table:table-cell office:value-type="float" office:value="0.921468" calcext:value-type="float">
            <text:p>0,921468</text:p>
          </table:table-cell>
          <table:table-cell office:value-type="float" office:value="0.942912" calcext:value-type="float">
            <text:p>0,942912</text:p>
          </table:table-cell>
          <table:table-cell office:value-type="float" office:value="0.620339" calcext:value-type="float">
            <text:p>0,620339</text:p>
          </table:table-cell>
          <table:table-cell table:number-columns-repeated="2"/>
          <table:table-cell table:formula="of:=[.$M$1] * [.I98] + (1-[.$M$1]) * [.B99]" office:value-type="float" office:value="0.28042170439944" calcext:value-type="float">
            <text:p>0,2804217044</text:p>
          </table:table-cell>
          <table:table-cell table:formula="of:=[.$M$1] * [.J98] + (1-[.$M$1]) * [.C99]" office:value-type="float" office:value="0.33615909877422" calcext:value-type="float">
            <text:p>0,3361590988</text:p>
          </table:table-cell>
          <table:table-cell table:number-columns-repeated="3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19804" calcext:value-type="float">
            <text:p>0,19804</text:p>
          </table:table-cell>
          <table:table-cell office:value-type="float" office:value="0.351804" calcext:value-type="float">
            <text:p>0,351804</text:p>
          </table:table-cell>
          <table:table-cell office:value-type="float" office:value="0.939552" calcext:value-type="float">
            <text:p>0,939552</text:p>
          </table:table-cell>
          <table:table-cell office:value-type="float" office:value="0.971664" calcext:value-type="float">
            <text:p>0,971664</text:p>
          </table:table-cell>
          <table:table-cell office:value-type="float" office:value="0.580835" calcext:value-type="float">
            <text:p>0,580835</text:p>
          </table:table-cell>
          <table:table-cell table:number-columns-repeated="2"/>
          <table:table-cell table:formula="of:=[.$M$1] * [.I99] + (1-[.$M$1]) * [.B100]" office:value-type="float" office:value="0.263945363519552" calcext:value-type="float">
            <text:p>0,2639453635</text:p>
          </table:table-cell>
          <table:table-cell table:formula="of:=[.$M$1] * [.J99] + (1-[.$M$1]) * [.C100]" office:value-type="float" office:value="0.339288079019376" calcext:value-type="float">
            <text:p>0,339288079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361439" calcext:value-type="float">
            <text:p>0,361439</text:p>
          </table:table-cell>
          <table:table-cell office:value-type="float" office:value="0.339604" calcext:value-type="float">
            <text:p>0,339604</text:p>
          </table:table-cell>
          <table:table-cell office:value-type="float" office:value="0.891616" calcext:value-type="float">
            <text:p>0,891616</text:p>
          </table:table-cell>
          <table:table-cell office:value-type="float" office:value="0.901487" calcext:value-type="float">
            <text:p>0,901487</text:p>
          </table:table-cell>
          <table:table-cell office:value-type="float" office:value="0.663282" calcext:value-type="float">
            <text:p>0,663282</text:p>
          </table:table-cell>
          <table:table-cell table:number-columns-repeated="2"/>
          <table:table-cell table:formula="of:=[.$M$1] * [.I100] + (1-[.$M$1]) * [.B101]" office:value-type="float" office:value="0.283444090815642" calcext:value-type="float">
            <text:p>0,2834440908</text:p>
          </table:table-cell>
          <table:table-cell table:formula="of:=[.$M$1] * [.J100] + (1-[.$M$1]) * [.C101]" office:value-type="float" office:value="0.339351263215501" calcext:value-type="float">
            <text:p>0,3393512632</text:p>
          </table:table-cell>
          <table:table-cell table:number-columns-repeated="3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274147" calcext:value-type="float">
            <text:p>0,274147</text:p>
          </table:table-cell>
          <table:table-cell office:value-type="float" office:value="0.33271" calcext:value-type="float">
            <text:p>0,33271</text:p>
          </table:table-cell>
          <table:table-cell office:value-type="float" office:value="0.810204" calcext:value-type="float">
            <text:p>0,810204</text:p>
          </table:table-cell>
          <table:table-cell office:value-type="float" office:value="0.786744" calcext:value-type="float">
            <text:p>0,786744</text:p>
          </table:table-cell>
          <table:table-cell office:value-type="float" office:value="0.777018" calcext:value-type="float">
            <text:p>0,777018</text:p>
          </table:table-cell>
          <table:table-cell table:number-columns-repeated="2"/>
          <table:table-cell table:formula="of:=[.$M$1] * [.I101] + (1-[.$M$1]) * [.B102]" office:value-type="float" office:value="0.281584672652513" calcext:value-type="float">
            <text:p>0,2815846727</text:p>
          </table:table-cell>
          <table:table-cell table:formula="of:=[.$M$1] * [.J101] + (1-[.$M$1]) * [.C102]" office:value-type="float" office:value="0.338023010572401" calcext:value-type="float">
            <text:p>0,338023010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sults.A1:results.F1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9:22:15.611863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22:27:05.709727629</dc:date>
    <meta:editing-duration>PT2H58M54S</meta:editing-duration>
    <meta:editing-cycles>3</meta:editing-cycles>
    <meta:generator>LibreOffice/5.1.6.2$Linux_X86_64 LibreOffice_project/10m0$Build-2</meta:generator>
    <meta:document-statistic meta:table-count="1" meta:cell-count="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98cm" svg:height="12.22cm" xlink:href=".." xlink:type="simple" chart:class="chart:scatter" chart:style-name="ch1">
        <chart:legend chart:legend-position="end" svg:x="20.217cm" svg:y="5.562cm" style:legend-expansion="high" chart:style-name="ch2"/>
        <chart:plot-area chart:style-name="ch3" table:cell-range-address="results.A2:results.A102 results.I1:results.J102" chart:data-source-has-labels="row" svg:x="0.471cm" svg:y="0.244cm" svg:width="19.275cm" svg:height="11.732cm">
          <chartooo:coordinate-region svg:x="1.198cm" svg:y="0.444cm" svg:width="18.083cm" svg:height="10.8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102" chart:label-cell-address="results.I1:results.I1" chart:class="chart:scatter">
            <chart:domain table:cell-range-address="results.A2:results.A102"/>
            <chart:data-point chart:repeated="101"/>
          </chart:series>
          <chart:series chart:style-name="ch8" chart:values-cell-range-address="results.J2:results.J102" chart:label-cell-address="results.J1:results.J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raining Loss</text:p>
                <draw:g>
                  <svg:desc>results.I1:results.I1</svg:desc>
                </draw:g>
              </table:table-cell>
              <table:table-cell office:value-type="string">
                <text:p>Test Los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2</svg:desc>
                </draw:g>
              </table:table-cell>
              <table:table-cell office:value-type="float" office:value="1.01506">
                <text:p>1.01506</text:p>
                <draw:g>
                  <svg:desc>results.I2:results.I102</svg:desc>
                </draw:g>
              </table:table-cell>
              <table:table-cell office:value-type="float" office:value="22.8999">
                <text:p>22.8999</text:p>
                <draw:g>
                  <svg:desc>results.J2:results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8622502">
                <text:p>0.8622502</text:p>
              </table:table-cell>
              <table:table-cell office:value-type="float" office:value="18.4038194">
                <text:p>18.40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75107476">
                <text:p>0.75107476</text:p>
              </table:table-cell>
              <table:table-cell office:value-type="float" office:value="14.79908892">
                <text:p>14.79908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668857008">
                <text:p>0.668857008</text:p>
              </table:table-cell>
              <table:table-cell office:value-type="float" office:value="11.912719536">
                <text:p>11.912719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5993666064">
                <text:p>0.5993666064</text:p>
              </table:table-cell>
              <table:table-cell office:value-type="float" office:value="9.6032160288">
                <text:p>9.6032160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52575148512">
                <text:p>0.52575148512</text:p>
              </table:table-cell>
              <table:table-cell office:value-type="float" office:value="7.79631602304">
                <text:p>7.79631602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471292988096">
                <text:p>0.471292988096</text:p>
              </table:table-cell>
              <table:table-cell office:value-type="float" office:value="6.319033418432">
                <text:p>6.319033418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5409787904768">
                <text:p>0.5409787904768</text:p>
              </table:table-cell>
              <table:table-cell office:value-type="float" office:value="5.1371311347456">
                <text:p>5.1371311347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55738543238144">
                <text:p>0.55738543238144</text:p>
              </table:table-cell>
              <table:table-cell office:value-type="float" office:value="4.18651470779648">
                <text:p>4.18651470779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518562945905152">
                <text:p>0.518562945905152</text:p>
              </table:table-cell>
              <table:table-cell office:value-type="float" office:value="3.43539696623719">
                <text:p>3.43539696623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461501556724122">
                <text:p>0.461501556724122</text:p>
              </table:table-cell>
              <table:table-cell office:value-type="float" office:value="2.85313897298975">
                <text:p>2.8531389729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426505045379297">
                <text:p>0.426505045379297</text:p>
              </table:table-cell>
              <table:table-cell office:value-type="float" office:value="2.3675597783918">
                <text:p>2.3675597783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428106036303438">
                <text:p>0.428106036303438</text:p>
              </table:table-cell>
              <table:table-cell office:value-type="float" office:value="1.97619222271344">
                <text:p>1.9761922227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38782882904275">
                <text:p>0.38782882904275</text:p>
              </table:table-cell>
              <table:table-cell office:value-type="float" office:value="1.67670337817075">
                <text:p>1.67670337817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3718272632342">
                <text:p>0.3718272632342</text:p>
              </table:table-cell>
              <table:table-cell office:value-type="float" office:value="1.4156489025366">
                <text:p>1.4156489025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36187281058736">
                <text:p>0.36187281058736</text:p>
              </table:table-cell>
              <table:table-cell office:value-type="float" office:value="1.21638732202928">
                <text:p>1.21638732202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341369048469888">
                <text:p>0.341369048469888</text:p>
              </table:table-cell>
              <table:table-cell office:value-type="float" office:value="1.08907385762342">
                <text:p>1.08907385762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329463038775911">
                <text:p>0.329463038775911</text:p>
              </table:table-cell>
              <table:table-cell office:value-type="float" office:value="0.93321268609874">
                <text:p>0.93321268609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320066831020728">
                <text:p>0.320066831020728</text:p>
              </table:table-cell>
              <table:table-cell office:value-type="float" office:value="0.816828148878992">
                <text:p>0.816828148878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296511264816583">
                <text:p>0.296511264816583</text:p>
              </table:table-cell>
              <table:table-cell office:value-type="float" office:value="0.716805519103193">
                <text:p>0.716805519103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286299411853266">
                <text:p>0.286299411853266</text:p>
              </table:table-cell>
              <table:table-cell office:value-type="float" office:value="0.649098215282555">
                <text:p>0.649098215282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280805329482613">
                <text:p>0.280805329482613</text:p>
              </table:table-cell>
              <table:table-cell office:value-type="float" office:value="0.585832572226044">
                <text:p>0.585832572226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27445006358609">
                <text:p>0.27445006358609</text:p>
              </table:table-cell>
              <table:table-cell office:value-type="float" office:value="0.533250057780835">
                <text:p>0.533250057780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364216850868872">
                <text:p>0.364216850868872</text:p>
              </table:table-cell>
              <table:table-cell office:value-type="float" office:value="0.497497446224668">
                <text:p>0.497497446224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385917280695098">
                <text:p>0.385917280695098</text:p>
              </table:table-cell>
              <table:table-cell office:value-type="float" office:value="0.464900556979734">
                <text:p>0.464900556979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352380224556078">
                <text:p>0.352380224556078</text:p>
              </table:table-cell>
              <table:table-cell office:value-type="float" office:value="0.445532445583788">
                <text:p>0.445532445583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329219979644863">
                <text:p>0.329219979644863</text:p>
              </table:table-cell>
              <table:table-cell office:value-type="float" office:value="0.45150875646703">
                <text:p>0.45150875646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31102198371589">
                <text:p>0.31102198371589</text:p>
              </table:table-cell>
              <table:table-cell office:value-type="float" office:value="0.438488005173624">
                <text:p>0.438488005173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303296586972712">
                <text:p>0.303296586972712</text:p>
              </table:table-cell>
              <table:table-cell office:value-type="float" office:value="0.465987804138899">
                <text:p>0.465987804138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28407326957817">
                <text:p>0.28407326957817</text:p>
              </table:table-cell>
              <table:table-cell office:value-type="float" office:value="0.438549643311119">
                <text:p>0.438549643311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476834615662536">
                <text:p>0.476834615662536</text:p>
              </table:table-cell>
              <table:table-cell office:value-type="float" office:value="0.419030514648896">
                <text:p>0.419030514648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422907892530029">
                <text:p>0.422907892530029</text:p>
              </table:table-cell>
              <table:table-cell office:value-type="float" office:value="0.409380411719116">
                <text:p>0.409380411719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398129714024023">
                <text:p>0.398129714024023</text:p>
              </table:table-cell>
              <table:table-cell office:value-type="float" office:value="0.417644929375293">
                <text:p>0.417644929375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375396371219218">
                <text:p>0.375396371219218</text:p>
              </table:table-cell>
              <table:table-cell office:value-type="float" office:value="0.510926143500234">
                <text:p>0.510926143500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368634096975375">
                <text:p>0.368634096975375</text:p>
              </table:table-cell>
              <table:table-cell office:value-type="float" office:value="0.487117914800188">
                <text:p>0.487117914800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3371538775803">
                <text:p>0.3371538775803</text:p>
              </table:table-cell>
              <table:table-cell office:value-type="float" office:value="0.46387973184015">
                <text:p>0.46387973184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62351910206424">
                <text:p>0.62351910206424</text:p>
              </table:table-cell>
              <table:table-cell office:value-type="float" office:value="0.50109138547212">
                <text:p>0.50109138547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577869081651392">
                <text:p>0.577869081651392</text:p>
              </table:table-cell>
              <table:table-cell office:value-type="float" office:value="0.475224908377696">
                <text:p>0.475224908377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515320465321113">
                <text:p>0.515320465321113</text:p>
              </table:table-cell>
              <table:table-cell office:value-type="float" office:value="0.449351926702157">
                <text:p>0.449351926702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479313972256891">
                <text:p>0.479313972256891</text:p>
              </table:table-cell>
              <table:table-cell office:value-type="float" office:value="0.430484941361726">
                <text:p>0.430484941361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411810577805513">
                <text:p>0.411810577805513</text:p>
              </table:table-cell>
              <table:table-cell office:value-type="float" office:value="0.41496175308938">
                <text:p>0.41496175308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40798066224441">
                <text:p>0.40798066224441</text:p>
              </table:table-cell>
              <table:table-cell office:value-type="float" office:value="0.437042402471504">
                <text:p>0.437042402471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376183329795528">
                <text:p>0.376183329795528</text:p>
              </table:table-cell>
              <table:table-cell office:value-type="float" office:value="0.415583921977203">
                <text:p>0.415583921977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339046863836422">
                <text:p>0.339046863836422</text:p>
              </table:table-cell>
              <table:table-cell office:value-type="float" office:value="0.477594537581763">
                <text:p>0.477594537581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332562091069138">
                <text:p>0.332562091069138</text:p>
              </table:table-cell>
              <table:table-cell office:value-type="float" office:value="0.44341543006541">
                <text:p>0.44341543006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34052907285531">
                <text:p>0.34052907285531</text:p>
              </table:table-cell>
              <table:table-cell office:value-type="float" office:value="0.459013344052328">
                <text:p>0.459013344052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314527258284248">
                <text:p>0.314527258284248</text:p>
              </table:table-cell>
              <table:table-cell office:value-type="float" office:value="0.457631075241862">
                <text:p>0.457631075241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322266806627399">
                <text:p>0.322266806627399</text:p>
              </table:table-cell>
              <table:table-cell office:value-type="float" office:value="0.43088806019349">
                <text:p>0.43088806019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319520445301919">
                <text:p>0.319520445301919</text:p>
              </table:table-cell>
              <table:table-cell office:value-type="float" office:value="0.423482448154792">
                <text:p>0.423482448154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297892156241535">
                <text:p>0.297892156241535</text:p>
              </table:table-cell>
              <table:table-cell office:value-type="float" office:value="0.398356358523834">
                <text:p>0.398356358523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272060524993228">
                <text:p>0.272060524993228</text:p>
              </table:table-cell>
              <table:table-cell office:value-type="float" office:value="0.381174486819067">
                <text:p>0.381174486819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253331219994582">
                <text:p>0.253331219994582</text:p>
              </table:table-cell>
              <table:table-cell office:value-type="float" office:value="0.367674189455254">
                <text:p>0.367674189455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249091775995666">
                <text:p>0.249091775995666</text:p>
              </table:table-cell>
              <table:table-cell office:value-type="float" office:value="0.351695151564203">
                <text:p>0.351695151564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237724420796533">
                <text:p>0.237724420796533</text:p>
              </table:table-cell>
              <table:table-cell office:value-type="float" office:value="0.357497321251362">
                <text:p>0.357497321251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290770136637226">
                <text:p>0.290770136637226</text:p>
              </table:table-cell>
              <table:table-cell office:value-type="float" office:value="0.35768745700109">
                <text:p>0.35768745700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302734509309781">
                <text:p>0.302734509309781</text:p>
              </table:table-cell>
              <table:table-cell office:value-type="float" office:value="0.352901165600872">
                <text:p>0.3529011656008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346908407447825">
                <text:p>0.346908407447825</text:p>
              </table:table-cell>
              <table:table-cell office:value-type="float" office:value="0.365231532480697">
                <text:p>0.3652315324806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30811672595826">
                <text:p>0.30811672595826</text:p>
              </table:table-cell>
              <table:table-cell office:value-type="float" office:value="0.347266025984558">
                <text:p>0.347266025984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283676980766608">
                <text:p>0.283676980766608</text:p>
              </table:table-cell>
              <table:table-cell office:value-type="float" office:value="0.377054820787646">
                <text:p>0.377054820787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303637784613286">
                <text:p>0.303637784613286</text:p>
              </table:table-cell>
              <table:table-cell office:value-type="float" office:value="0.425003056630117">
                <text:p>0.425003056630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297815427690629">
                <text:p>0.297815427690629</text:p>
              </table:table-cell>
              <table:table-cell office:value-type="float" office:value="0.412738445304094">
                <text:p>0.412738445304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297986742152503">
                <text:p>0.297986742152503</text:p>
              </table:table-cell>
              <table:table-cell office:value-type="float" office:value="0.403532556243275">
                <text:p>0.403532556243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361202593722003">
                <text:p>0.361202593722003</text:p>
              </table:table-cell>
              <table:table-cell office:value-type="float" office:value="0.43347644499462">
                <text:p>0.43347644499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337426874977602">
                <text:p>0.337426874977602</text:p>
              </table:table-cell>
              <table:table-cell office:value-type="float" office:value="0.445782155995696">
                <text:p>0.445782155995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321484299982082">
                <text:p>0.321484299982082</text:p>
              </table:table-cell>
              <table:table-cell office:value-type="float" office:value="0.438694524796557">
                <text:p>0.438694524796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328767439985665">
                <text:p>0.328767439985665</text:p>
              </table:table-cell>
              <table:table-cell office:value-type="float" office:value="0.417184619837246">
                <text:p>0.417184619837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304140951988532">
                <text:p>0.304140951988532</text:p>
              </table:table-cell>
              <table:table-cell office:value-type="float" office:value="0.395601695869796">
                <text:p>0.395601695869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287509761590826">
                <text:p>0.287509761590826</text:p>
              </table:table-cell>
              <table:table-cell office:value-type="float" office:value="0.391058156695837">
                <text:p>0.3910581566958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278982809272661">
                <text:p>0.278982809272661</text:p>
              </table:table-cell>
              <table:table-cell office:value-type="float" office:value="0.42022112535667">
                <text:p>0.42022112535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272129847418128">
                <text:p>0.272129847418128</text:p>
              </table:table-cell>
              <table:table-cell office:value-type="float" office:value="0.399028100285336">
                <text:p>0.399028100285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361385077934503">
                <text:p>0.361385077934503</text:p>
              </table:table-cell>
              <table:table-cell office:value-type="float" office:value="0.390853080228269">
                <text:p>0.390853080228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344899462347602">
                <text:p>0.344899462347602</text:p>
              </table:table-cell>
              <table:table-cell office:value-type="float" office:value="0.371674464182615">
                <text:p>0.371674464182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342118569878082">
                <text:p>0.342118569878082</text:p>
              </table:table-cell>
              <table:table-cell office:value-type="float" office:value="0.377868571346092">
                <text:p>0.377868571346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336558055902465">
                <text:p>0.336558055902465</text:p>
              </table:table-cell>
              <table:table-cell office:value-type="float" office:value="0.371095457076873">
                <text:p>0.371095457076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318504444721972">
                <text:p>0.318504444721972</text:p>
              </table:table-cell>
              <table:table-cell office:value-type="float" office:value="0.374828165661499">
                <text:p>0.374828165661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296513155777578">
                <text:p>0.296513155777578</text:p>
              </table:table-cell>
              <table:table-cell office:value-type="float" office:value="0.366098332529199">
                <text:p>0.366098332529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294654924622062">
                <text:p>0.294654924622062</text:p>
              </table:table-cell>
              <table:table-cell office:value-type="float" office:value="0.390499666023359">
                <text:p>0.390499666023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32992173969765">
                <text:p>0.32992173969765</text:p>
              </table:table-cell>
              <table:table-cell office:value-type="float" office:value="0.374457732818687">
                <text:p>0.374457732818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39047179175812">
                <text:p>0.39047179175812</text:p>
              </table:table-cell>
              <table:table-cell office:value-type="float" office:value="0.36438538625495">
                <text:p>0.36438538625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382218833406496">
                <text:p>0.382218833406496</text:p>
              </table:table-cell>
              <table:table-cell office:value-type="float" office:value="0.38610790900396">
                <text:p>0.38610790900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354159066725197">
                <text:p>0.354159066725197</text:p>
              </table:table-cell>
              <table:table-cell office:value-type="float" office:value="0.371037927203168">
                <text:p>0.371037927203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329957853380157">
                <text:p>0.329957853380157</text:p>
              </table:table-cell>
              <table:table-cell office:value-type="float" office:value="0.371885141762534">
                <text:p>0.371885141762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318042282704126">
                <text:p>0.318042282704126</text:p>
              </table:table-cell>
              <table:table-cell office:value-type="float" office:value="0.357612713410027">
                <text:p>0.357612713410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286587026163301">
                <text:p>0.286587026163301</text:p>
              </table:table-cell>
              <table:table-cell office:value-type="float" office:value="0.384585970728022">
                <text:p>0.384585970728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268150820930641">
                <text:p>0.268150820930641</text:p>
              </table:table-cell>
              <table:table-cell office:value-type="float" office:value="0.367374776582417">
                <text:p>0.367374776582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266908656744512">
                <text:p>0.266908656744512</text:p>
              </table:table-cell>
              <table:table-cell office:value-type="float" office:value="0.413592621265934">
                <text:p>0.413592621265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28563352539561">
                <text:p>0.28563352539561</text:p>
              </table:table-cell>
              <table:table-cell office:value-type="float" office:value="0.436334097012747">
                <text:p>0.436334097012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319270420316488">
                <text:p>0.319270420316488</text:p>
              </table:table-cell>
              <table:table-cell office:value-type="float" office:value="0.415732877610198">
                <text:p>0.415732877610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32729893625319">
                <text:p>0.32729893625319</text:p>
              </table:table-cell>
              <table:table-cell office:value-type="float" office:value="0.397859502088158">
                <text:p>0.397859502088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321249149002552">
                <text:p>0.321249149002552</text:p>
              </table:table-cell>
              <table:table-cell office:value-type="float" office:value="0.381526201670527">
                <text:p>0.3815262016705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301789919202042">
                <text:p>0.301789919202042</text:p>
              </table:table-cell>
              <table:table-cell office:value-type="float" office:value="0.368965761336421">
                <text:p>0.368965761336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281380935361633">
                <text:p>0.281380935361633</text:p>
              </table:table-cell>
              <table:table-cell office:value-type="float" office:value="0.358451209069137">
                <text:p>0.358451209069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292168748289307">
                <text:p>0.292168748289307</text:p>
              </table:table-cell>
              <table:table-cell office:value-type="float" office:value="0.34481976725531">
                <text:p>0.34481976725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266988598631445">
                <text:p>0.266988598631445</text:p>
              </table:table-cell>
              <table:table-cell office:value-type="float" office:value="0.330256213804248">
                <text:p>0.330256213804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244053078905156">
                <text:p>0.244053078905156</text:p>
              </table:table-cell>
              <table:table-cell office:value-type="float" office:value="0.327327771043398">
                <text:p>0.327327771043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281514663124125">
                <text:p>0.281514663124125</text:p>
              </table:table-cell>
              <table:table-cell office:value-type="float" office:value="0.330684216834718">
                <text:p>0.3306842168347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500">
                <text:p>47500</text:p>
              </table:table-cell>
              <table:table-cell office:value-type="float" office:value="0.3162671304993">
                <text:p>0.3162671304993</text:p>
              </table:table-cell>
              <table:table-cell office:value-type="float" office:value="0.333369373467775">
                <text:p>0.333369373467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000">
                <text:p>48000</text:p>
              </table:table-cell>
              <table:table-cell office:value-type="float" office:value="0.28042170439944">
                <text:p>0.28042170439944</text:p>
              </table:table-cell>
              <table:table-cell office:value-type="float" office:value="0.33615909877422">
                <text:p>0.33615909877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500">
                <text:p>48500</text:p>
              </table:table-cell>
              <table:table-cell office:value-type="float" office:value="0.263945363519552">
                <text:p>0.263945363519552</text:p>
              </table:table-cell>
              <table:table-cell office:value-type="float" office:value="0.339288079019376">
                <text:p>0.339288079019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00">
                <text:p>49000</text:p>
              </table:table-cell>
              <table:table-cell office:value-type="float" office:value="0.283444090815642">
                <text:p>0.283444090815642</text:p>
              </table:table-cell>
              <table:table-cell office:value-type="float" office:value="0.339351263215501">
                <text:p>0.339351263215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500">
                <text:p>49500</text:p>
              </table:table-cell>
              <table:table-cell office:value-type="float" office:value="0.281584672652513">
                <text:p>0.281584672652513</text:p>
              </table:table-cell>
              <table:table-cell office:value-type="float" office:value="0.338023010572401">
                <text:p>0.338023010572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